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37.25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161.26pt"/>
    </style:style>
    <style:style style:name="co6" style:family="table-column">
      <style:table-column-properties fo:break-before="auto" style:column-width="126pt"/>
    </style:style>
    <style:style style:name="co7" style:family="table-column">
      <style:table-column-properties fo:break-before="auto" style:column-width="191.25pt"/>
    </style:style>
    <style:style style:name="co8" style:family="table-column">
      <style:table-column-properties fo:break-before="auto" style:column-width="129.74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197.26pt"/>
    </style:style>
    <style:style style:name="co11" style:family="table-column">
      <style:table-column-properties fo:break-before="auto" style:column-width="177pt"/>
    </style:style>
    <style:style style:name="co12" style:family="table-column">
      <style:table-column-properties fo:break-before="auto" style:column-width="207.01pt"/>
    </style:style>
    <style:style style:name="co13" style:family="table-column">
      <style:table-column-properties fo:break-before="auto" style:column-width="213.76pt"/>
    </style:style>
    <style:style style:name="co14" style:family="table-column">
      <style:table-column-properties fo:break-before="auto" style:column-width="28.49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60.01pt" fo:break-before="auto" style:use-optimal-row-height="false"/>
    </style:style>
    <style:style style:name="ta1" style:family="table" style:master-page-name="PageStyle_5f_3.3">
      <style:table-properties table:display="true" style:writing-mode="lr-tb"/>
    </style:style>
    <style:style style:name="ta2" style:family="table" style:master-page-name="PageStyle_5f_3.4">
      <style:table-properties table:display="true" style:writing-mode="lr-tb"/>
    </style:style>
    <style:style style:name="ta3" style:family="table" style:master-page-name="PageStyle_5f_3.11">
      <style:table-properties table:display="true" style:writing-mode="lr-tb"/>
    </style:style>
    <style:style style:name="ta4" style:family="table" style:master-page-name="PageStyle_5f_3.13">
      <style:table-properties table:display="true" style:writing-mode="lr-tb"/>
    </style:style>
    <style:style style:name="ta5" style:family="table" style:master-page-name="PageStyle_5f_3.28">
      <style:table-properties table:display="true" style:writing-mode="lr-tb"/>
    </style:style>
    <style:style style:name="ta6" style:family="table" style:master-page-name="PageStyle_5f_3.31">
      <style:table-properties table:display="true" style:writing-mode="lr-tb"/>
    </style:style>
    <style:style style:name="ta7" style:family="table" style:master-page-name="PageStyle_5f_Annex_20_2_20_HAI_20_prevalence">
      <style:table-properties table:display="true" style:writing-mode="lr-tb"/>
    </style:style>
    <style:style style:name="ta8" style:family="table" style:master-page-name="PageStyle_5f_Alcohol_20_rub">
      <style:table-properties table:display="true" style:writing-mode="lr-tb"/>
    </style:style>
    <style:style style:name="ta9" style:family="table" style:master-page-name="PageStyle_5f_Single_20_rooms">
      <style:table-properties table:display="true" style:writing-mode="lr-tb"/>
    </style:style>
    <style:style style:name="ta10" style:family="table" style:master-page-name="PageStyle_5f_Control_20__20_nurse">
      <style:table-properties table:display="true" style:writing-mode="lr-tb"/>
    </style:style>
    <style:style style:name="ta11" style:family="table" style:master-page-name="PageStyle_5f_Control_20_doctor">
      <style:table-properties table:display="true" style:writing-mode="lr-tb"/>
    </style:style>
    <style:style style:name="ta12" style:family="table" style:master-page-name="PageStyle_5f_ISO_20_Welt">
      <style:table-properties table:display="true" style:writing-mode="lr-tb"/>
    </style:style>
    <style:style style:name="ta13" style:family="table" style:master-page-name="PageStyle_5f_ISO_20_EU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6d9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Escherichia coli. Percentage with resistance to fluoroquinolones (%R)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26.7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46.4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21.6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2" office:value-type="string" calcext:value-type="string">
            <text:p>22.4</text:p>
          </table:table-cell>
          <table:table-cell table:style-name="ce4" office:value-type="string" calcext:value-type="string">
            <text:p>E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17.6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20.6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32.8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28.4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43.9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29.0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13.3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32.4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31.3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43.0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23.3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 table:style-name="ce3" table:number-columns-repeated="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tabula_5e28bb0f2b992dd1932fcd433c4f38ddd2d20327_1" table:base-cell-address="$'3.3'.$A$1" table:cell-range-address="$'3.3'.$A$2:.$A$189"/>
        </table:named-expressions>
      </table:table>
      <table:table table:name="3.4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3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Escherichia coli. Percentage with resistance to third-</text:p>
            <text:p>generation cephalosporins (%R)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40.4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10.8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28.8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9.3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2" office:value-type="string" calcext:value-type="string">
            <text:p>12.0</text:p>
          </table:table-cell>
          <table:table-cell table:style-name="ce4" office:value-type="string" calcext:value-type="string">
            <text:p>E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1.0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16.4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10.8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16.4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29.4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31.8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/>
          <table:table-cell table:style-name="ce3" table:number-columns-repeated="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1" table:style-name="ta3">
        <table:table-column table:style-name="co4" table:default-cell-style-name="Default"/>
        <table:table-column table:style-name="co7" table:default-cell-style-name="Default"/>
        <table:table-column table:style-name="co4" table:number-columns-repeated="24" table:default-cell-style-name="Default"/>
        <table:table-column table:style-name="co3" table:number-columns-repeated="998" table:default-cell-style-name="Default"/>
        <table:table-row table:style-name="ro4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Klebsiella pneumoniae. Percentage with resistance to third-</text:p>
            <text:p>generation cephalosporins (%R)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74.8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47.9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32.5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52.9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2" office:value-type="string" calcext:value-type="string">
            <text:p>28.0</text:p>
          </table:table-cell>
          <table:table-cell table:style-name="ce4" office:value-type="string" calcext:value-type="string">
            <text:p>E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72.5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35.6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56.5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52.9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52.6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34.8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29.7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40.9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73.8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69.4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9.3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/>
          <table:table-cell table:style-name="ce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3" table:style-name="ta4">
        <table:table-column table:style-name="co8" table:default-cell-style-name="Default"/>
        <table:table-column table:style-name="co9" table:default-cell-style-name="Default"/>
        <table:table-column table:style-name="co4" table:number-columns-repeated="24" table:default-cell-style-name="Default"/>
        <table:table-column table:style-name="co3" table:number-columns-repeated="998" table:default-cell-style-name="Default"/>
        <table:table-row table:style-name="ro4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Klebsiella pneumoniae. Percentage with resistance to carbapenems (%R)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2" office:value-type="string" calcext:value-type="string">
            <text:p>7.3</text:p>
          </table:table-cell>
          <table:table-cell table:style-name="ce4" office:value-type="string" calcext:value-type="string">
            <text:p>E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62.3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32.9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31.5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 table:style-name="ce3" table:number-columns-repeated="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8" table:style-name="ta5">
        <table:table-column table:style-name="co4" table:default-cell-style-name="Default"/>
        <table:table-column table:style-name="co10" table:default-cell-style-name="Default"/>
        <table:table-column table:style-name="co4" table:number-columns-repeated="24" table:default-cell-style-name="Default"/>
        <table:table-column table:style-name="co3" table:number-columns-repeated="998" table:default-cell-style-name="Default"/>
        <table:table-row table:style-name="ro4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Streptococcus pneumoniae. Percentages non-susceptible to</text:p>
            <text:p>penicillin (%IR)</text:p>
          </table:table-cell>
          <table:table-cell table:style-name="ce1" office:value-type="string" calcext:value-type="string">
            <text:p>ISO 2-digit code from ISO 3166-alpha-2</text:p>
          </table:table-cell>
          <table:table-cell/>
          <table:table-cell table:style-name="ce1" office:value-type="string" calcext:value-type="string">
            <text:p>Anmerkung, tst: keine Daten für Gree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25.0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26.4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22.3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14.8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16.4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46.7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20.7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27.9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70">
          <table:table-cell/>
          <table:table-cell table:style-name="ce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1" table:style-name="ta6">
        <table:table-column table:style-name="co4" table:default-cell-style-name="Default"/>
        <table:table-column table:style-name="co11" table:default-cell-style-name="Default"/>
        <table:table-column table:style-name="co4" table:number-columns-repeated="24" table:default-cell-style-name="Default"/>
        <table:table-column table:style-name="co3" table:number-columns-repeated="998" table:default-cell-style-name="Default"/>
        <table:table-row table:style-name="ro4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Staphylococcus aureus. Percentage with resistance to</text:p>
            <text:p>meticillin (MRSA) (%R)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13.4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20.8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36.0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2" office:value-type="string" calcext:value-type="string">
            <text:p>17.4</text:p>
          </table:table-cell>
          <table:table-cell table:style-name="ce4" office:value-type="string" calcext:value-type="string">
            <text:p>E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17.4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11.8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37.1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23.1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33.6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42.7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â€“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47.4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56.0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13.1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22.1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/>
          <table:table-cell table:style-name="ce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nex 2 HAI prevalence" table:style-name="ta7"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21" table:default-cell-style-name="Default"/>
        <table:table-row table:style-name="ro2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Healthcare Associated Infection prevalence % </text:p>
          </table:table-cell>
          <table:table-cell table:style-name="ce1" office:value-type="string" calcext:value-type="string">
            <text:p>ISO 2-digit code from ISO 3166-alpha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5" office:value-type="float" office:value="6.2" calcext:value-type="float">
            <text:p>6.2</text:p>
          </table:table-cell>
          <table:table-cell table:style-name="ce2" office:value-type="string" calcext:value-type="string">
            <text:p>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5" office:value-type="float" office:value="7.1" calcext:value-type="float">
            <text:p>7.1</text:p>
          </table:table-cell>
          <table:table-cell table:style-name="ce2"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5" office:value-type="float" office:value="3.7" calcext:value-type="float">
            <text:p>3.7</text:p>
          </table:table-cell>
          <table:table-cell table:style-name="ce2" office:value-type="string" calcext:value-type="string">
            <text:p>B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5" office:value-type="float" office:value="5.7" calcext:value-type="float">
            <text:p>5.7</text:p>
          </table:table-cell>
          <table:table-cell table:style-name="ce2" office:value-type="string" calcext:value-type="string">
            <text:p>H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5" office:value-type="float" office:value="6.5" calcext:value-type="float">
            <text:p>6.5</text:p>
          </table:table-cell>
          <table:table-cell table:style-name="ce2" office:value-type="string" calcext:value-type="string">
            <text:p>C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5" office:value-type="float" office:value="4.6" calcext:value-type="float">
            <text:p>4.6</text:p>
          </table:table-cell>
          <table:table-cell table:style-name="ce2" office:value-type="string" calcext:value-type="string">
            <text:p>C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5" office:value-type="float" office:value="9.8" calcext:value-type="float">
            <text:p>9.8</text:p>
          </table:table-cell>
          <table:table-cell table:style-name="ce2" office:value-type="string" calcext:value-type="string">
            <text:p>D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5" office:value-type="float" office:value="5.7" calcext:value-type="float">
            <text:p>5.7</text:p>
          </table:table-cell>
          <table:table-cell table:style-name="ce2" office:value-type="string" calcext:value-type="string">
            <text:p>E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5" office:value-type="float" office:value="7.4" calcext:value-type="float">
            <text:p>7.4</text:p>
          </table:table-cell>
          <table:table-cell table:style-name="ce2" office:value-type="string" calcext:value-type="string">
            <text:p>F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5" office:value-type="float" office:value="4.9" calcext:value-type="float">
            <text:p>4.9</text:p>
          </table:table-cell>
          <table:table-cell table:style-name="ce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G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5" office:value-type="float" office:value="4.5" calcext:value-type="float">
            <text:p>4.5</text:p>
          </table:table-cell>
          <table:table-cell table:style-name="ce2" office:value-type="string" calcext:value-type="string">
            <text:p>H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5" office:value-type="float" office:value="10.2" calcext:value-type="float">
            <text:p>10.2</text:p>
          </table:table-cell>
          <table:table-cell table:style-name="ce2" office:value-type="string" calcext:value-type="string">
            <text:p>I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5" office:value-type="float" office:value="5.2" calcext:value-type="float">
            <text:p>5.2</text:p>
          </table:table-cell>
          <table:table-cell table:style-name="ce2" office:value-type="string" calcext:value-type="string">
            <text:p>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5" office:value-type="float" office:value="6.3" calcext:value-type="float">
            <text:p>6.3</text:p>
          </table:table-cell>
          <table:table-cell table:style-name="ce2" office:value-type="string" calcext:value-type="string">
            <text:p>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5" office:value-type="float" office:value="2.3" calcext:value-type="float">
            <text:p>2.3</text:p>
          </table:table-cell>
          <table:table-cell table:style-name="ce2" office:value-type="string" calcext:value-type="string">
            <text:p>L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5" office:value-type="float" office:value="3.3" calcext:value-type="float">
            <text:p>3.3</text:p>
          </table:table-cell>
          <table:table-cell table:style-name="ce2" office:value-type="string" calcext:value-type="string">
            <text:p>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5" office:value-type="float" office:value="5.4" calcext:value-type="float">
            <text:p>5.4</text:p>
          </table:table-cell>
          <table:table-cell table:style-name="ce2" office:value-type="string" calcext:value-type="string">
            <text:p>LU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5" office:value-type="float" office:value="4.4" calcext:value-type="float">
            <text:p>4.4</text:p>
          </table:table-cell>
          <table:table-cell table:style-name="ce2" office:value-type="string" calcext:value-type="string">
            <text:p>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5" office:value-type="float" office:value="7.4" calcext:value-type="float">
            <text:p>7.4</text:p>
          </table:table-cell>
          <table:table-cell table:style-name="ce2" office:value-type="string" calcext:value-type="string">
            <text:p>N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5" office:value-type="float" office:value="7.8" calcext:value-type="float">
            <text:p>7.8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5" office:value-type="float" office:value="6.4" calcext:value-type="float">
            <text:p>6.4</text:p>
          </table:table-cell>
          <table:table-cell table:style-name="ce2" office:value-type="string" calcext:value-type="string">
            <text:p>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5" office:value-type="float" office:value="10.8" calcext:value-type="float">
            <text:p>10.8</text:p>
          </table:table-cell>
          <table:table-cell table:style-name="ce2" office:value-type="string" calcext:value-type="string">
            <text:p>P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5" office:value-type="float" office:value="2.8" calcext:value-type="float">
            <text:p>2.8</text:p>
          </table:table-cell>
          <table:table-cell table:style-name="ce2" office:value-type="string" calcext:value-type="string">
            <text:p>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5" office:value-type="float" office:value="3.5" calcext:value-type="float">
            <text:p>3.5</text:p>
          </table:table-cell>
          <table:table-cell table:style-name="ce2" office:value-type="string" calcext:value-type="string">
            <text:p>S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5" office:value-type="float" office:value="6.4" calcext:value-type="float">
            <text:p>6.4</text:p>
          </table:table-cell>
          <table:table-cell table:style-name="ce2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5" office:value-type="float" office:value="8.2" calcext:value-type="float">
            <text:p>8.2</text:p>
          </table:table-cell>
          <table:table-cell table:style-name="ce2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5" office:value-type="float" office:value="7.3" calcext:value-type="float">
            <text:p>7.3</text:p>
          </table:table-cell>
          <table:table-cell table:style-name="ce2"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GB</text:p>
          </table:table-cell>
          <table:table-cell table:number-columns-repeated="1021"/>
        </table:table-row>
        <table:table-row table:style-name="ro2" table:number-rows-repeated="968">
          <table:table-cell/>
          <table:table-cell table:style-name="ce3"/>
          <table:table-cell table:number-columns-repeated="1022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cohol rub" table:style-name="ta8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number-columns-repeated="1021" table:default-cell-style-name="Default"/>
        <table:table-row table:style-name="ro2">
          <table:table-cell table:style-name="ce1" office:value-type="string" calcext:value-type="string">
            <text:p>Country Name</text:p>
          </table:table-cell>
          <table:table-cell table:style-name="ce6" office:value-type="string" calcext:value-type="string">
            <text:p>Median alcohol hand rub consumption (litres per 1000 patient-days)</text:p>
          </table:table-cell>
          <table:table-cell table:style-name="ce1" office:value-type="string" calcext:value-type="string">
            <text:p>ISO 2-digit code from ISO 3166-alpha-2</text:p>
          </table:table-cell>
          <table:table-cell/>
          <table:table-cell table:style-name="ce8" office:value-type="string" calcext:value-type="string">
            <text:p>country</text:p>
          </table:table-cell>
          <table:table-cell table:style-name="ce9" office:value-type="string" calcext:value-type="string">
            <text:p>p50al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7" table:formula="of:=VLOOKUP([.A2]; [.E$1:.F$1048576]; 2; 0)" office:value-type="float" office:value="27.95139" calcext:value-type="float">
            <text:p>27.95</text:p>
          </table:table-cell>
          <table:table-cell table:style-name="ce2" office:value-type="string" calcext:value-type="string">
            <text:p>AT</text:p>
          </table:table-cell>
          <table:table-cell/>
          <table:table-cell table:style-name="ce8" office:value-type="string" calcext:value-type="string">
            <text:p>Austria</text:p>
          </table:table-cell>
          <table:table-cell table:style-name="ce10" office:value-type="float" office:value="27.95139" calcext:value-type="float">
            <text:p>27.951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7" table:formula="of:=VLOOKUP([.A3]; [.E$1:.F$1048576]; 2; 0)" office:value-type="float" office:value="17.84044" calcext:value-type="float">
            <text:p>17.84</text:p>
          </table:table-cell>
          <table:table-cell table:style-name="ce2" office:value-type="string" calcext:value-type="string">
            <text:p>BE</text:p>
          </table:table-cell>
          <table:table-cell/>
          <table:table-cell table:style-name="ce8" office:value-type="string" calcext:value-type="string">
            <text:p>Belgium</text:p>
          </table:table-cell>
          <table:table-cell table:style-name="ce10" office:value-type="float" office:value="17.84044" calcext:value-type="float">
            <text:p>17.840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7" table:formula="of:=VLOOKUP([.A4]; [.E$1:.F$1048576]; 2; 0)" office:value-type="float" office:value="8.875561" calcext:value-type="float">
            <text:p>8.88</text:p>
          </table:table-cell>
          <table:table-cell table:style-name="ce2" office:value-type="string" calcext:value-type="string">
            <text:p>BG</text:p>
          </table:table-cell>
          <table:table-cell/>
          <table:table-cell table:style-name="ce8" office:value-type="string" calcext:value-type="string">
            <text:p>Bulgaria</text:p>
          </table:table-cell>
          <table:table-cell table:style-name="ce10" office:value-type="float" office:value="8.875561" calcext:value-type="float">
            <text:p>8.875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7" table:formula="of:=VLOOKUP([.A5]; [.E$1:.F$1048576]; 2; 0)" office:value-type="float" office:value="19.249" calcext:value-type="float">
            <text:p>19.25</text:p>
          </table:table-cell>
          <table:table-cell table:style-name="ce2" office:value-type="string" calcext:value-type="string">
            <text:p>HR</text:p>
          </table:table-cell>
          <table:table-cell/>
          <table:table-cell table:style-name="ce8" office:value-type="string" calcext:value-type="string">
            <text:p>Cyprus</text:p>
          </table:table-cell>
          <table:table-cell table:style-name="ce10" office:value-type="float" office:value="31.52493" calcext:value-type="float">
            <text:p>31.524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7" table:formula="of:=VLOOKUP([.A6]; [.E$1:.F$1048576]; 2; 0)" office:value-type="float" office:value="31.52493" calcext:value-type="float">
            <text:p>31.52</text:p>
          </table:table-cell>
          <table:table-cell table:style-name="ce2" office:value-type="string" calcext:value-type="string">
            <text:p>CY</text:p>
          </table:table-cell>
          <table:table-cell/>
          <table:table-cell table:style-name="ce8" office:value-type="string" calcext:value-type="string">
            <text:p>Czech Republic</text:p>
          </table:table-cell>
          <table:table-cell table:style-name="ce10" office:value-type="float" office:value="13.18082" calcext:value-type="float">
            <text:p>13.180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7" table:formula="of:=VLOOKUP([.A7]; [.E$1:.F$1048576]; 2; 0)" office:value-type="float" office:value="13.18082" calcext:value-type="float">
            <text:p>13.18</text:p>
          </table:table-cell>
          <table:table-cell table:style-name="ce2" office:value-type="string" calcext:value-type="string">
            <text:p>CZ</text:p>
          </table:table-cell>
          <table:table-cell/>
          <table:table-cell table:style-name="ce8" office:value-type="string" calcext:value-type="string">
            <text:p>Germany</text:p>
          </table:table-cell>
          <table:table-cell table:style-name="ce10" office:value-type="float" office:value="19.51572" calcext:value-type="float">
            <text:p>19.515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7" table:formula="of:=VLOOKUP([.A8]; [.E$1:.F$1048576]; 2; 0)" office:value-type="float" office:value="70.11729" calcext:value-type="float">
            <text:p>70.12</text:p>
          </table:table-cell>
          <table:table-cell table:style-name="ce2" office:value-type="string" calcext:value-type="string">
            <text:p>DK</text:p>
          </table:table-cell>
          <table:table-cell/>
          <table:table-cell table:style-name="ce8" office:value-type="string" calcext:value-type="string">
            <text:p>Denmark</text:p>
          </table:table-cell>
          <table:table-cell table:style-name="ce10" office:value-type="float" office:value="70.11729" calcext:value-type="float">
            <text:p>70.117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7" table:formula="of:=VLOOKUP([.A9]; [.E$1:.F$1048576]; 2; 0)" office:value-type="float" office:value="15.6088" calcext:value-type="float">
            <text:p>15.61</text:p>
          </table:table-cell>
          <table:table-cell table:style-name="ce2" office:value-type="string" calcext:value-type="string">
            <text:p>EE</text:p>
          </table:table-cell>
          <table:table-cell/>
          <table:table-cell table:style-name="ce8" office:value-type="string" calcext:value-type="string">
            <text:p>Estonia</text:p>
          </table:table-cell>
          <table:table-cell table:style-name="ce10" office:value-type="float" office:value="15.6088" calcext:value-type="float">
            <text:p>15.608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U/EEA (population-weighted mean)*</text:p>
          </table:table-cell>
          <table:table-cell table:style-name="ce7"/>
          <table:table-cell table:style-name="ce2" office:value-type="string" calcext:value-type="string">
            <text:p>EU</text:p>
          </table:table-cell>
          <table:table-cell/>
          <table:table-cell table:style-name="ce8" office:value-type="string" calcext:value-type="string">
            <text:p>Spain</text:p>
          </table:table-cell>
          <table:table-cell table:style-name="ce10" office:value-type="float" office:value="14.28522" calcext:value-type="float">
            <text:p>14.285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7" table:formula="of:=VLOOKUP([.A11]; [.E$1:.F$1048576]; 2; 0)" office:value-type="float" office:value="31.45392" calcext:value-type="float">
            <text:p>31.45</text:p>
          </table:table-cell>
          <table:table-cell table:style-name="ce2" office:value-type="string" calcext:value-type="string">
            <text:p>FI</text:p>
          </table:table-cell>
          <table:table-cell/>
          <table:table-cell table:style-name="ce8" office:value-type="string" calcext:value-type="string">
            <text:p>Finland</text:p>
          </table:table-cell>
          <table:table-cell table:style-name="ce10" office:value-type="float" office:value="31.45392" calcext:value-type="float">
            <text:p>31.453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7" table:formula="of:=VLOOKUP([.A12]; [.E$1:.F$1048576]; 2; 0)" office:value-type="float" office:value="25.27561" calcext:value-type="float">
            <text:p>25.28</text:p>
          </table:table-cell>
          <table:table-cell table:style-name="ce2" office:value-type="string" calcext:value-type="string">
            <text:p>FR</text:p>
          </table:table-cell>
          <table:table-cell/>
          <table:table-cell table:style-name="ce8" office:value-type="string" calcext:value-type="string">
            <text:p>France</text:p>
          </table:table-cell>
          <table:table-cell table:style-name="ce10" office:value-type="float" office:value="25.27561" calcext:value-type="float">
            <text:p>25.275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7" table:formula="of:=VLOOKUP([.A13]; [.E$1:.F$1048576]; 2; 0)" office:value-type="float" office:value="19.51572" calcext:value-type="float">
            <text:p>19.52</text:p>
          </table:table-cell>
          <table:table-cell table:style-name="ce2" office:value-type="string" calcext:value-type="string">
            <text:p>DE</text:p>
          </table:table-cell>
          <table:table-cell/>
          <table:table-cell table:style-name="ce8" office:value-type="string" calcext:value-type="string">
            <text:p>Greece</text:p>
          </table:table-cell>
          <table:table-cell table:style-name="ce10" office:value-type="float" office:value="55.08447" calcext:value-type="float">
            <text:p>55.084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7" table:formula="of:=VLOOKUP([.A14]; [.E$1:.F$1048576]; 2; 0)" office:value-type="float" office:value="55.08447" calcext:value-type="float">
            <text:p>55.08</text:p>
          </table:table-cell>
          <table:table-cell table:style-name="ce2" office:value-type="string" calcext:value-type="string">
            <text:p>GR</text:p>
          </table:table-cell>
          <table:table-cell/>
          <table:table-cell table:style-name="ce8" office:value-type="string" calcext:value-type="string">
            <text:p>Croatia</text:p>
          </table:table-cell>
          <table:table-cell table:style-name="ce10" office:value-type="float" office:value="19.249" calcext:value-type="float">
            <text:p>19.249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7" table:formula="of:=VLOOKUP([.A15]; [.E$1:.F$1048576]; 2; 0)" office:value-type="float" office:value="6.020745" calcext:value-type="float">
            <text:p>6.02</text:p>
          </table:table-cell>
          <table:table-cell table:style-name="ce2" office:value-type="string" calcext:value-type="string">
            <text:p>HU</text:p>
          </table:table-cell>
          <table:table-cell/>
          <table:table-cell table:style-name="ce8" office:value-type="string" calcext:value-type="string">
            <text:p>Hungary</text:p>
          </table:table-cell>
          <table:table-cell table:style-name="ce10" office:value-type="float" office:value="6.020745" calcext:value-type="float">
            <text:p>6.020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7" table:formula="of:=VLOOKUP([.A16]; [.E$1:.F$1048576]; 2; 0)" office:value-type="float" office:value="32.4709" calcext:value-type="float">
            <text:p>32.47</text:p>
          </table:table-cell>
          <table:table-cell table:style-name="ce2" office:value-type="string" calcext:value-type="string">
            <text:p>IS</text:p>
          </table:table-cell>
          <table:table-cell/>
          <table:table-cell table:style-name="ce8" office:value-type="string" calcext:value-type="string">
            <text:p>Ireland</text:p>
          </table:table-cell>
          <table:table-cell table:style-name="ce10" office:value-type="float" office:value="20.72112" calcext:value-type="float">
            <text:p>20.721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7" table:formula="of:=VLOOKUP([.A17]; [.E$1:.F$1048576]; 2; 0)" office:value-type="float" office:value="20.72112" calcext:value-type="float">
            <text:p>20.72</text:p>
          </table:table-cell>
          <table:table-cell table:style-name="ce2" office:value-type="string" calcext:value-type="string">
            <text:p>IE</text:p>
          </table:table-cell>
          <table:table-cell/>
          <table:table-cell table:style-name="ce8" office:value-type="string" calcext:value-type="string">
            <text:p>Iceland</text:p>
          </table:table-cell>
          <table:table-cell table:style-name="ce10" office:value-type="float" office:value="32.4709" calcext:value-type="float">
            <text:p>32.4709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7" table:formula="of:=VLOOKUP([.A18]; [.E$1:.F$1048576]; 2; 0)" office:value-type="float" office:value="8.155781" calcext:value-type="float">
            <text:p>8.16</text:p>
          </table:table-cell>
          <table:table-cell table:style-name="ce2" office:value-type="string" calcext:value-type="string">
            <text:p>IT</text:p>
          </table:table-cell>
          <table:table-cell/>
          <table:table-cell table:style-name="ce8" office:value-type="string" calcext:value-type="string">
            <text:p>Italy</text:p>
          </table:table-cell>
          <table:table-cell table:style-name="ce10" office:value-type="float" office:value="8.155781" calcext:value-type="float">
            <text:p>8.155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7" table:formula="of:=VLOOKUP([.A19]; [.E$1:.F$1048576]; 2; 0)" office:value-type="float" office:value="11.48826" calcext:value-type="float">
            <text:p>11.49</text:p>
          </table:table-cell>
          <table:table-cell table:style-name="ce2" office:value-type="string" calcext:value-type="string">
            <text:p>LV</text:p>
          </table:table-cell>
          <table:table-cell/>
          <table:table-cell table:style-name="ce8" office:value-type="string" calcext:value-type="string">
            <text:p>Lithuania</text:p>
          </table:table-cell>
          <table:table-cell table:style-name="ce10" office:value-type="float" office:value="6.848511" calcext:value-type="float">
            <text:p>6.848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7" table:formula="of:=VLOOKUP([.A20]; [.E$1:.F$1048576]; 2; 0)" office:value-type="float" office:value="6.848511" calcext:value-type="float">
            <text:p>6.85</text:p>
          </table:table-cell>
          <table:table-cell table:style-name="ce2" office:value-type="string" calcext:value-type="string">
            <text:p>LT</text:p>
          </table:table-cell>
          <table:table-cell/>
          <table:table-cell table:style-name="ce8" office:value-type="string" calcext:value-type="string">
            <text:p>Luxembourg</text:p>
          </table:table-cell>
          <table:table-cell table:style-name="ce10" office:value-type="float" office:value="28.31485" calcext:value-type="float">
            <text:p>28.314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7" table:formula="of:=VLOOKUP([.A21]; [.E$1:.F$1048576]; 2; 0)" office:value-type="float" office:value="28.31485" calcext:value-type="float">
            <text:p>28.31</text:p>
          </table:table-cell>
          <table:table-cell table:style-name="ce2" office:value-type="string" calcext:value-type="string">
            <text:p>LU</text:p>
          </table:table-cell>
          <table:table-cell/>
          <table:table-cell table:style-name="ce8" office:value-type="string" calcext:value-type="string">
            <text:p>Latvia</text:p>
          </table:table-cell>
          <table:table-cell table:style-name="ce10" office:value-type="float" office:value="11.48826" calcext:value-type="float">
            <text:p>11.488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7" table:formula="of:=VLOOKUP([.A22]; [.E$1:.F$1048576]; 2; 0)" office:value-type="float" office:value="51.20242" calcext:value-type="float">
            <text:p>51.20</text:p>
          </table:table-cell>
          <table:table-cell table:style-name="ce2" office:value-type="string" calcext:value-type="string">
            <text:p>MT</text:p>
          </table:table-cell>
          <table:table-cell/>
          <table:table-cell table:style-name="ce8" office:value-type="string" calcext:value-type="string">
            <text:p>Malta</text:p>
          </table:table-cell>
          <table:table-cell table:style-name="ce10" office:value-type="float" office:value="51.20242" calcext:value-type="float">
            <text:p>51.202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7" table:formula="of:=VLOOKUP([.A23]; [.E$1:.F$1048576]; 2; 0)" office:value-type="float" office:value="24.15104" calcext:value-type="float">
            <text:p>24.15</text:p>
          </table:table-cell>
          <table:table-cell table:style-name="ce2" office:value-type="string" calcext:value-type="string">
            <text:p>NL</text:p>
          </table:table-cell>
          <table:table-cell/>
          <table:table-cell table:style-name="ce8" office:value-type="string" calcext:value-type="string">
            <text:p>Netherlands</text:p>
          </table:table-cell>
          <table:table-cell table:style-name="ce10" office:value-type="float" office:value="24.15104" calcext:value-type="float">
            <text:p>24.151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7" table:formula="of:=VLOOKUP([.A24]; [.E$1:.F$1048576]; 2; 0)" office:value-type="float" office:value="50.46103" calcext:value-type="float">
            <text:p>50.46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8" office:value-type="string" calcext:value-type="string">
            <text:p>Norway</text:p>
          </table:table-cell>
          <table:table-cell table:style-name="ce10" office:value-type="float" office:value="50.46103" calcext:value-type="float">
            <text:p>50.461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7" table:formula="of:=VLOOKUP([.A25]; [.E$1:.F$1048576]; 2; 0)" office:value-type="float" office:value="14.09823" calcext:value-type="float">
            <text:p>14.10</text:p>
          </table:table-cell>
          <table:table-cell table:style-name="ce2" office:value-type="string" calcext:value-type="string">
            <text:p>PL</text:p>
          </table:table-cell>
          <table:table-cell/>
          <table:table-cell table:style-name="ce8" office:value-type="string" calcext:value-type="string">
            <text:p>Poland</text:p>
          </table:table-cell>
          <table:table-cell table:style-name="ce10" office:value-type="float" office:value="14.09823" calcext:value-type="float">
            <text:p>14.098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7" table:formula="of:=VLOOKUP([.A26]; [.E$1:.F$1048576]; 2; 0)" office:value-type="float" office:value="30.77495" calcext:value-type="float">
            <text:p>30.77</text:p>
          </table:table-cell>
          <table:table-cell table:style-name="ce2" office:value-type="string" calcext:value-type="string">
            <text:p>PT</text:p>
          </table:table-cell>
          <table:table-cell/>
          <table:table-cell table:style-name="ce8" office:value-type="string" calcext:value-type="string">
            <text:p>Portugal</text:p>
          </table:table-cell>
          <table:table-cell table:style-name="ce10" office:value-type="float" office:value="30.77495" calcext:value-type="float">
            <text:p>30.774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7" table:formula="of:=VLOOKUP([.A27]; [.E$1:.F$1048576]; 2; 0)" office:value-type="float" office:value="7.289054" calcext:value-type="float">
            <text:p>7.29</text:p>
          </table:table-cell>
          <table:table-cell table:style-name="ce2" office:value-type="string" calcext:value-type="string">
            <text:p>RO</text:p>
          </table:table-cell>
          <table:table-cell/>
          <table:table-cell table:style-name="ce8" office:value-type="string" calcext:value-type="string">
            <text:p>Romania</text:p>
          </table:table-cell>
          <table:table-cell table:style-name="ce10" office:value-type="float" office:value="7.289054" calcext:value-type="float">
            <text:p>7.289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7" table:formula="of:=VLOOKUP([.A28]; [.E$1:.F$1048576]; 2; 0)" office:value-type="float" office:value="9.045189" calcext:value-type="float">
            <text:p>9.05</text:p>
          </table:table-cell>
          <table:table-cell table:style-name="ce2" office:value-type="string" calcext:value-type="string">
            <text:p>SK</text:p>
          </table:table-cell>
          <table:table-cell/>
          <table:table-cell table:style-name="ce8" office:value-type="string" calcext:value-type="string">
            <text:p>Sweden</text:p>
          </table:table-cell>
          <table:table-cell table:style-name="ce10" office:value-type="float" office:value="69.38471" calcext:value-type="float">
            <text:p>69.384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7" table:formula="of:=VLOOKUP([.A29]; [.E$1:.F$1048576]; 2; 0)" office:value-type="float" office:value="37.32907" calcext:value-type="float">
            <text:p>37.33</text:p>
          </table:table-cell>
          <table:table-cell table:style-name="ce2" office:value-type="string" calcext:value-type="string">
            <text:p>SI</text:p>
          </table:table-cell>
          <table:table-cell/>
          <table:table-cell table:style-name="ce8" office:value-type="string" calcext:value-type="string">
            <text:p>Slovenia</text:p>
          </table:table-cell>
          <table:table-cell table:style-name="ce10" office:value-type="float" office:value="37.32907" calcext:value-type="float">
            <text:p>37.329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7" table:formula="of:=VLOOKUP([.A30]; [.E$1:.F$1048576]; 2; 0)" office:value-type="float" office:value="14.28522" calcext:value-type="float">
            <text:p>14.29</text:p>
          </table:table-cell>
          <table:table-cell table:style-name="ce2" office:value-type="string" calcext:value-type="string">
            <text:p>ES</text:p>
          </table:table-cell>
          <table:table-cell/>
          <table:table-cell table:style-name="ce8" office:value-type="string" calcext:value-type="string">
            <text:p>Slovakia</text:p>
          </table:table-cell>
          <table:table-cell table:style-name="ce10" office:value-type="float" office:value="9.045189" calcext:value-type="float">
            <text:p>9.045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7" table:formula="of:=VLOOKUP([.A31]; [.E$1:.F$1048576]; 2; 0)" office:value-type="float" office:value="69.38471" calcext:value-type="float">
            <text:p>69.38</text:p>
          </table:table-cell>
          <table:table-cell table:style-name="ce2" office:value-type="string" calcext:value-type="string">
            <text:p>SE</text:p>
          </table:table-cell>
          <table:table-cell/>
          <table:table-cell table:style-name="ce8" office:value-type="string" calcext:value-type="string">
            <text:p>UK-England</text:p>
          </table:table-cell>
          <table:table-cell table:style-name="ce10" office:value-type="float" office:value="25.30101" calcext:value-type="float">
            <text:p>25.301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7"/>
          <table:table-cell table:style-name="ce2" office:value-type="string" calcext:value-type="string">
            <text:p>GB</text:p>
          </table:table-cell>
          <table:table-cell/>
          <table:table-cell table:style-name="ce8" office:value-type="string" calcext:value-type="string">
            <text:p>UK-Northern Ireland</text:p>
          </table:table-cell>
          <table:table-cell table:style-name="ce10" office:value-type="float" office:value="11.70982" calcext:value-type="float">
            <text:p>11.70982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2"/>
          <table:table-cell table:style-name="ce8" office:value-type="string" calcext:value-type="string">
            <text:p>UK-Scotland</text:p>
          </table:table-cell>
          <table:table-cell table:style-name="ce9" office:value-type="string" calcext:value-type="string">
            <text:p>.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2"/>
          <table:table-cell table:style-name="ce8" office:value-type="string" calcext:value-type="string">
            <text:p>UK-Wales</text:p>
          </table:table-cell>
          <table:table-cell table:style-name="ce9" office:value-type="string" calcext:value-type="string">
            <text:p>.</text:p>
          </table:table-cell>
          <table:table-cell table:number-columns-repeated="1018"/>
        </table:table-row>
        <table:table-row table:style-name="ro2" table:number-rows-repeated="966">
          <table:table-cell/>
          <table:table-cell table:style-name="ce7"/>
          <table:table-cell table:number-columns-repeated="3"/>
          <table:table-cell table:style-name="ce11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ngle rooms" table:style-name="ta9">
        <table:table-column table:style-name="co3" table:number-columns-repeated="1024" table:default-cell-style-name="Default"/>
        <table:table-row table:style-name="ro2">
          <table:table-cell table:style-name="ce1"/>
          <table:table-cell table:style-name="ce6" office:value-type="string" calcext:value-type="string">
            <text:p>Median percentage of single-room beds among the total number of hospital beds</text:p>
          </table:table-cell>
          <table:table-cell table:style-name="ce1" office:value-type="string" calcext:value-type="string">
            <text:p>ISO 2-digit code from ISO 3166-alpha-2</text:p>
          </table:table-cell>
          <table:table-cell table:style-name="ce13"/>
          <table:table-cell table:style-name="ce13" office:value-type="string" calcext:value-type="string">
            <text:p>country</text:p>
          </table:table-cell>
          <table:table-cell table:style-name="ce9" office:value-type="string" calcext:value-type="string">
            <text:p>p50sing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stria</text:p>
          </table:table-cell>
          <table:table-cell table:style-name="ce12" table:formula="of:=VLOOKUP([.A2]; [.E$1:.F$1048576]; 2; 0)" office:value-type="float" office:value="8.792373" calcext:value-type="float">
            <text:p>8.79</text:p>
          </table:table-cell>
          <table:table-cell office:value-type="string" calcext:value-type="string">
            <text:p>AT</text:p>
          </table:table-cell>
          <table:table-cell table:style-name="ce13"/>
          <table:table-cell table:style-name="ce13" office:value-type="string" calcext:value-type="string">
            <text:p>Austria</text:p>
          </table:table-cell>
          <table:table-cell table:style-name="ce10" office:value-type="float" office:value="8.792373" calcext:value-type="float">
            <text:p>8.792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table:style-name="ce12" table:formula="of:=VLOOKUP([.A3]; [.E$1:.F$1048576]; 2; 0)" office:value-type="float" office:value="35.6853" calcext:value-type="float">
            <text:p>35.69</text:p>
          </table:table-cell>
          <table:table-cell office:value-type="string" calcext:value-type="string">
            <text:p>BE</text:p>
          </table:table-cell>
          <table:table-cell table:style-name="ce13"/>
          <table:table-cell table:style-name="ce13" office:value-type="string" calcext:value-type="string">
            <text:p>Belgium</text:p>
          </table:table-cell>
          <table:table-cell table:style-name="ce10" office:value-type="float" office:value="35.6853" calcext:value-type="float">
            <text:p>35.685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table:style-name="ce12" table:formula="of:=VLOOKUP([.A4]; [.E$1:.F$1048576]; 2; 0)" office:value-type="float" office:value="4.871795" calcext:value-type="float">
            <text:p>4.87</text:p>
          </table:table-cell>
          <table:table-cell office:value-type="string" calcext:value-type="string">
            <text:p>BG</text:p>
          </table:table-cell>
          <table:table-cell table:style-name="ce13"/>
          <table:table-cell table:style-name="ce13" office:value-type="string" calcext:value-type="string">
            <text:p>Bulgaria</text:p>
          </table:table-cell>
          <table:table-cell table:style-name="ce10" office:value-type="float" office:value="4.871795" calcext:value-type="float">
            <text:p>4.87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table:style-name="ce12" table:formula="of:=VLOOKUP([.A5]; [.E$1:.F$1048576]; 2; 0)" office:value-type="float" office:value="6.299212" calcext:value-type="float">
            <text:p>6.30</text:p>
          </table:table-cell>
          <table:table-cell office:value-type="string" calcext:value-type="string">
            <text:p>HR</text:p>
          </table:table-cell>
          <table:table-cell table:style-name="ce13"/>
          <table:table-cell table:style-name="ce13" office:value-type="string" calcext:value-type="string">
            <text:p>Cyprus</text:p>
          </table:table-cell>
          <table:table-cell table:style-name="ce10" office:value-type="float" office:value="11.18293" calcext:value-type="float">
            <text:p>11.182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prus</text:p>
          </table:table-cell>
          <table:table-cell table:style-name="ce12" table:formula="of:=VLOOKUP([.A6]; [.E$1:.F$1048576]; 2; 0)" office:value-type="float" office:value="11.18293" calcext:value-type="float">
            <text:p>11.18</text:p>
          </table:table-cell>
          <table:table-cell office:value-type="string" calcext:value-type="string">
            <text:p>CY</text:p>
          </table:table-cell>
          <table:table-cell table:style-name="ce13"/>
          <table:table-cell table:style-name="ce13" office:value-type="string" calcext:value-type="string">
            <text:p>Czech Republic</text:p>
          </table:table-cell>
          <table:table-cell table:style-name="ce10" office:value-type="float" office:value="5.325294" calcext:value-type="float">
            <text:p>5.32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12" table:formula="of:=VLOOKUP([.A7]; [.E$1:.F$1048576]; 2; 0)" office:value-type="float" office:value="5.325294" calcext:value-type="float">
            <text:p>5.33</text:p>
          </table:table-cell>
          <table:table-cell office:value-type="string" calcext:value-type="string">
            <text:p>CZ</text:p>
          </table:table-cell>
          <table:table-cell table:style-name="ce13"/>
          <table:table-cell table:style-name="ce13" office:value-type="string" calcext:value-type="string">
            <text:p>Germany</text:p>
          </table:table-cell>
          <table:table-cell table:style-name="ce10" office:value-type="float" office:value="6.527733" calcext:value-type="float">
            <text:p>6.527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table:style-name="ce12" table:formula="of:=VLOOKUP([.A8]; [.E$1:.F$1048576]; 2; 0)" office:value-type="float" office:value="39.54546" calcext:value-type="float">
            <text:p>39.55</text:p>
          </table:table-cell>
          <table:table-cell office:value-type="string" calcext:value-type="string">
            <text:p>DK</text:p>
          </table:table-cell>
          <table:table-cell table:style-name="ce13"/>
          <table:table-cell table:style-name="ce13" office:value-type="string" calcext:value-type="string">
            <text:p>Denmark</text:p>
          </table:table-cell>
          <table:table-cell table:style-name="ce10" office:value-type="float" office:value="39.54546" calcext:value-type="float">
            <text:p>39.54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onia</text:p>
          </table:table-cell>
          <table:table-cell table:style-name="ce12" table:formula="of:=VLOOKUP([.A9]; [.E$1:.F$1048576]; 2; 0)" office:value-type="float" office:value="13.30049" calcext:value-type="float">
            <text:p>13.30</text:p>
          </table:table-cell>
          <table:table-cell office:value-type="string" calcext:value-type="string">
            <text:p>EE</text:p>
          </table:table-cell>
          <table:table-cell table:style-name="ce13"/>
          <table:table-cell table:style-name="ce13" office:value-type="string" calcext:value-type="string">
            <text:p>Estonia</text:p>
          </table:table-cell>
          <table:table-cell table:style-name="ce10" office:value-type="float" office:value="13.30049" calcext:value-type="float">
            <text:p>13.30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U/EEA (population-weighted mean)*</text:p>
          </table:table-cell>
          <table:table-cell table:style-name="ce12"/>
          <table:table-cell office:value-type="string" calcext:value-type="string">
            <text:p>EU</text:p>
          </table:table-cell>
          <table:table-cell table:style-name="ce13"/>
          <table:table-cell table:style-name="ce13" office:value-type="string" calcext:value-type="string">
            <text:p>Spain</text:p>
          </table:table-cell>
          <table:table-cell table:style-name="ce10" office:value-type="float" office:value="9.375" calcext:value-type="float">
            <text:p>9.37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table:style-name="ce12" table:formula="of:=VLOOKUP([.A11]; [.E$1:.F$1048576]; 2; 0)" office:value-type="float" office:value="11.11111" calcext:value-type="float">
            <text:p>11.11</text:p>
          </table:table-cell>
          <table:table-cell office:value-type="string" calcext:value-type="string">
            <text:p>FI</text:p>
          </table:table-cell>
          <table:table-cell table:style-name="ce13"/>
          <table:table-cell table:style-name="ce13" office:value-type="string" calcext:value-type="string">
            <text:p>Finland</text:p>
          </table:table-cell>
          <table:table-cell table:style-name="ce10" office:value-type="float" office:value="11.11111" calcext:value-type="float">
            <text:p>11.11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table:style-name="ce12" table:formula="of:=VLOOKUP([.A12]; [.E$1:.F$1048576]; 2; 0)" office:value-type="float" office:value="51.57767" calcext:value-type="float">
            <text:p>51.58</text:p>
          </table:table-cell>
          <table:table-cell office:value-type="string" calcext:value-type="string">
            <text:p>FR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0" office:value-type="float" office:value="51.57767" calcext:value-type="float">
            <text:p>51.577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table:style-name="ce12" table:formula="of:=VLOOKUP([.A13]; [.E$1:.F$1048576]; 2; 0)" office:value-type="float" office:value="6.527733" calcext:value-type="float">
            <text:p>6.53</text:p>
          </table:table-cell>
          <table:table-cell office:value-type="string" calcext:value-type="string">
            <text:p>DE</text:p>
          </table:table-cell>
          <table:table-cell table:style-name="ce13"/>
          <table:table-cell table:style-name="ce13" office:value-type="string" calcext:value-type="string">
            <text:p>Greece</text:p>
          </table:table-cell>
          <table:table-cell table:style-name="ce10" office:value-type="float" office:value="2.857143" calcext:value-type="float">
            <text:p>2.85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table:style-name="ce12" table:formula="of:=VLOOKUP([.A14]; [.E$1:.F$1048576]; 2; 0)" office:value-type="float" office:value="2.857143" calcext:value-type="float">
            <text:p>2.86</text:p>
          </table:table-cell>
          <table:table-cell office:value-type="string" calcext:value-type="string">
            <text:p>GR</text:p>
          </table:table-cell>
          <table:table-cell table:style-name="ce13"/>
          <table:table-cell table:style-name="ce13" office:value-type="string" calcext:value-type="string">
            <text:p>Croatia</text:p>
          </table:table-cell>
          <table:table-cell table:style-name="ce10" office:value-type="float" office:value="6.299212" calcext:value-type="float">
            <text:p>6.29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table:style-name="ce12" table:formula="of:=VLOOKUP([.A15]; [.E$1:.F$1048576]; 2; 0)" office:value-type="float" office:value="1.714286" calcext:value-type="float">
            <text:p>1.71</text:p>
          </table:table-cell>
          <table:table-cell office:value-type="string" calcext:value-type="string">
            <text:p>HU</text:p>
          </table:table-cell>
          <table:table-cell table:style-name="ce13"/>
          <table:table-cell table:style-name="ce13" office:value-type="string" calcext:value-type="string">
            <text:p>Hungary</text:p>
          </table:table-cell>
          <table:table-cell table:style-name="ce10" office:value-type="float" office:value="1.714286" calcext:value-type="float">
            <text:p>1.714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table:style-name="ce12" table:formula="of:=VLOOKUP([.A16]; [.E$1:.F$1048576]; 2; 0)" office:value-type="float" office:value="23.40848" calcext:value-type="float">
            <text:p>23.41</text:p>
          </table:table-cell>
          <table:table-cell office:value-type="string" calcext:value-type="string">
            <text:p>IS</text:p>
          </table:table-cell>
          <table:table-cell table:style-name="ce13"/>
          <table:table-cell table:style-name="ce13" office:value-type="string" calcext:value-type="string">
            <text:p>Ireland</text:p>
          </table:table-cell>
          <table:table-cell table:style-name="ce10" office:value-type="float" office:value="19.16627" calcext:value-type="float">
            <text:p>19.166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table:style-name="ce12" table:formula="of:=VLOOKUP([.A17]; [.E$1:.F$1048576]; 2; 0)" office:value-type="float" office:value="19.16627" calcext:value-type="float">
            <text:p>19.17</text:p>
          </table:table-cell>
          <table:table-cell office:value-type="string" calcext:value-type="string">
            <text:p>IE</text:p>
          </table:table-cell>
          <table:table-cell table:style-name="ce13"/>
          <table:table-cell table:style-name="ce13" office:value-type="string" calcext:value-type="string">
            <text:p>Iceland</text:p>
          </table:table-cell>
          <table:table-cell table:style-name="ce10" office:value-type="float" office:value="23.40848" calcext:value-type="float">
            <text:p>23.40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table:style-name="ce12" table:formula="of:=VLOOKUP([.A18]; [.E$1:.F$1048576]; 2; 0)" office:value-type="float" office:value="5.884172" calcext:value-type="float">
            <text:p>5.88</text:p>
          </table:table-cell>
          <table:table-cell office:value-type="string" calcext:value-type="string">
            <text:p>IT</text:p>
          </table:table-cell>
          <table:table-cell table:style-name="ce13"/>
          <table:table-cell table:style-name="ce13" office:value-type="string" calcext:value-type="string">
            <text:p>Italy</text:p>
          </table:table-cell>
          <table:table-cell table:style-name="ce10" office:value-type="float" office:value="5.884172" calcext:value-type="float">
            <text:p>5.884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tvia</text:p>
          </table:table-cell>
          <table:table-cell table:style-name="ce12" table:formula="of:=VLOOKUP([.A19]; [.E$1:.F$1048576]; 2; 0)" office:value-type="float" office:value="8.498194" calcext:value-type="float">
            <text:p>8.50</text:p>
          </table:table-cell>
          <table:table-cell office:value-type="string" calcext:value-type="string">
            <text:p>LV</text:p>
          </table:table-cell>
          <table:table-cell table:style-name="ce13"/>
          <table:table-cell table:style-name="ce13" office:value-type="string" calcext:value-type="string">
            <text:p>Lithuania</text:p>
          </table:table-cell>
          <table:table-cell table:style-name="ce10" office:value-type="float" office:value="5.230155" calcext:value-type="float">
            <text:p>5.23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thuania</text:p>
          </table:table-cell>
          <table:table-cell table:style-name="ce12" table:formula="of:=VLOOKUP([.A20]; [.E$1:.F$1048576]; 2; 0)" office:value-type="float" office:value="5.230155" calcext:value-type="float">
            <text:p>5.23</text:p>
          </table:table-cell>
          <table:table-cell office:value-type="string" calcext:value-type="string">
            <text:p>LT</text:p>
          </table:table-cell>
          <table:table-cell table:style-name="ce13"/>
          <table:table-cell table:style-name="ce13" office:value-type="string" calcext:value-type="string">
            <text:p>Luxembourg</text:p>
          </table:table-cell>
          <table:table-cell table:style-name="ce10" office:value-type="float" office:value="33.33333" calcext:value-type="float">
            <text:p>33.33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uxembourg</text:p>
          </table:table-cell>
          <table:table-cell table:style-name="ce12" table:formula="of:=VLOOKUP([.A21]; [.E$1:.F$1048576]; 2; 0)" office:value-type="float" office:value="33.33333" calcext:value-type="float">
            <text:p>33.33</text:p>
          </table:table-cell>
          <table:table-cell office:value-type="string" calcext:value-type="string">
            <text:p>LU</text:p>
          </table:table-cell>
          <table:table-cell table:style-name="ce13"/>
          <table:table-cell table:style-name="ce13" office:value-type="string" calcext:value-type="string">
            <text:p>Latvia</text:p>
          </table:table-cell>
          <table:table-cell table:style-name="ce10" office:value-type="float" office:value="8.498194" calcext:value-type="float">
            <text:p>8.49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ta</text:p>
          </table:table-cell>
          <table:table-cell table:style-name="ce12" table:formula="of:=VLOOKUP([.A22]; [.E$1:.F$1048576]; 2; 0)" office:value-type="float" office:value="18.33534" calcext:value-type="float">
            <text:p>18.34</text:p>
          </table:table-cell>
          <table:table-cell office:value-type="string" calcext:value-type="string">
            <text:p>MT</text:p>
          </table:table-cell>
          <table:table-cell table:style-name="ce13"/>
          <table:table-cell table:style-name="ce13" office:value-type="string" calcext:value-type="string">
            <text:p>Malta</text:p>
          </table:table-cell>
          <table:table-cell table:style-name="ce10" office:value-type="float" office:value="18.33534" calcext:value-type="float">
            <text:p>18.33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12" table:formula="of:=VLOOKUP([.A23]; [.E$1:.F$1048576]; 2; 0)" office:value-type="float" office:value="16.52892" calcext:value-type="float">
            <text:p>16.53</text:p>
          </table:table-cell>
          <table:table-cell office:value-type="string" calcext:value-type="string">
            <text:p>NL</text:p>
          </table:table-cell>
          <table:table-cell table:style-name="ce13"/>
          <table:table-cell table:style-name="ce13" office:value-type="string" calcext:value-type="string">
            <text:p>Netherlands</text:p>
          </table:table-cell>
          <table:table-cell table:style-name="ce10" office:value-type="float" office:value="16.52892" calcext:value-type="float">
            <text:p>16.528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table:style-name="ce12" table:formula="of:=VLOOKUP([.A24]; [.E$1:.F$1048576]; 2; 0)" office:value-type="float" office:value="23.71795" calcext:value-type="float">
            <text:p>23.72</text:p>
          </table:table-cell>
          <table:table-cell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Norway</text:p>
          </table:table-cell>
          <table:table-cell table:style-name="ce10" office:value-type="float" office:value="23.71795" calcext:value-type="float">
            <text:p>23.717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table:style-name="ce12" table:formula="of:=VLOOKUP([.A25]; [.E$1:.F$1048576]; 2; 0)" office:value-type="float" office:value="3.424658" calcext:value-type="float">
            <text:p>3.42</text:p>
          </table:table-cell>
          <table:table-cell office:value-type="string" calcext:value-type="string">
            <text:p>PL</text:p>
          </table:table-cell>
          <table:table-cell table:style-name="ce13"/>
          <table:table-cell table:style-name="ce13" office:value-type="string" calcext:value-type="string">
            <text:p>Poland</text:p>
          </table:table-cell>
          <table:table-cell table:style-name="ce10" office:value-type="float" office:value="3.424658" calcext:value-type="float">
            <text:p>3.424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table:style-name="ce12" table:formula="of:=VLOOKUP([.A26]; [.E$1:.F$1048576]; 2; 0)" office:value-type="float" office:value="4.255639" calcext:value-type="float">
            <text:p>4.26</text:p>
          </table:table-cell>
          <table:table-cell office:value-type="string" calcext:value-type="string">
            <text:p>PT</text:p>
          </table:table-cell>
          <table:table-cell table:style-name="ce13"/>
          <table:table-cell table:style-name="ce13" office:value-type="string" calcext:value-type="string">
            <text:p>Portugal</text:p>
          </table:table-cell>
          <table:table-cell table:style-name="ce10" office:value-type="float" office:value="4.255639" calcext:value-type="float">
            <text:p>4.255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table:style-name="ce12" table:formula="of:=VLOOKUP([.A27]; [.E$1:.F$1048576]; 2; 0)" office:value-type="float" office:value="2.928264" calcext:value-type="float">
            <text:p>2.93</text:p>
          </table:table-cell>
          <table:table-cell office:value-type="string" calcext:value-type="string">
            <text:p>RO</text:p>
          </table:table-cell>
          <table:table-cell table:style-name="ce13"/>
          <table:table-cell table:style-name="ce13" office:value-type="string" calcext:value-type="string">
            <text:p>Romania</text:p>
          </table:table-cell>
          <table:table-cell table:style-name="ce10" office:value-type="float" office:value="2.928264" calcext:value-type="float">
            <text:p>2.928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ia</text:p>
          </table:table-cell>
          <table:table-cell table:style-name="ce12" table:formula="of:=VLOOKUP([.A28]; [.E$1:.F$1048576]; 2; 0)" office:value-type="float" office:value="4.207384" calcext:value-type="float">
            <text:p>4.21</text:p>
          </table:table-cell>
          <table:table-cell office:value-type="string" calcext:value-type="string">
            <text:p>SK</text:p>
          </table:table-cell>
          <table:table-cell table:style-name="ce13"/>
          <table:table-cell table:style-name="ce13" office:value-type="string" calcext:value-type="string">
            <text:p>Sweden</text:p>
          </table:table-cell>
          <table:table-cell table:style-name="ce10" office:value-type="float" office:value="28.64759" calcext:value-type="float">
            <text:p>28.64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table:style-name="ce12" table:formula="of:=VLOOKUP([.A29]; [.E$1:.F$1048576]; 2; 0)" office:value-type="float" office:value="3.49345" calcext:value-type="float">
            <text:p>3.49</text:p>
          </table:table-cell>
          <table:table-cell office:value-type="string" calcext:value-type="string">
            <text:p>SI</text:p>
          </table:table-cell>
          <table:table-cell table:style-name="ce13"/>
          <table:table-cell table:style-name="ce13" office:value-type="string" calcext:value-type="string">
            <text:p>Slovenia</text:p>
          </table:table-cell>
          <table:table-cell table:style-name="ce10" office:value-type="float" office:value="3.49345" calcext:value-type="float">
            <text:p>3.493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table:style-name="ce12" table:formula="of:=VLOOKUP([.A30]; [.E$1:.F$1048576]; 2; 0)" office:value-type="float" office:value="9.375" calcext:value-type="float">
            <text:p>9.38</text:p>
          </table:table-cell>
          <table:table-cell office:value-type="string" calcext:value-type="string">
            <text:p>ES</text:p>
          </table:table-cell>
          <table:table-cell table:style-name="ce13"/>
          <table:table-cell table:style-name="ce13" office:value-type="string" calcext:value-type="string">
            <text:p>Slovakia</text:p>
          </table:table-cell>
          <table:table-cell table:style-name="ce10" office:value-type="float" office:value="4.207384" calcext:value-type="float">
            <text:p>4.20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table:style-name="ce12" table:formula="of:=VLOOKUP([.A31]; [.E$1:.F$1048576]; 2; 0)" office:value-type="float" office:value="28.64759" calcext:value-type="float">
            <text:p>28.65</text:p>
          </table:table-cell>
          <table:table-cell office:value-type="string" calcext:value-type="string">
            <text:p>SE</text:p>
          </table:table-cell>
          <table:table-cell table:style-name="ce13"/>
          <table:table-cell table:style-name="ce13" office:value-type="string" calcext:value-type="string">
            <text:p>UK-England</text:p>
          </table:table-cell>
          <table:table-cell table:style-name="ce10" office:value-type="float" office:value="21.43717" calcext:value-type="float">
            <text:p>21.43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12"/>
          <table:table-cell office:value-type="string" calcext:value-type="string">
            <text:p>GB</text:p>
          </table:table-cell>
          <table:table-cell table:style-name="ce13"/>
          <table:table-cell table:style-name="ce13" office:value-type="string" calcext:value-type="string">
            <text:p>UK-Northern Ireland</text:p>
          </table:table-cell>
          <table:table-cell table:style-name="ce10" office:value-type="float" office:value="27.05882" calcext:value-type="float">
            <text:p>27.05882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table:style-name="ce13"/>
          <table:table-cell table:style-name="ce13" office:value-type="string" calcext:value-type="string">
            <text:p>UK-Scotland</text:p>
          </table:table-cell>
          <table:table-cell table:style-name="ce10" office:value-type="float" office:value="25.74744" calcext:value-type="float">
            <text:p>25.74744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/>
          <table:table-cell table:style-name="ce13"/>
          <table:table-cell table:style-name="ce13" office:value-type="string" calcext:value-type="string">
            <text:p>UK-Wales</text:p>
          </table:table-cell>
          <table:table-cell table:style-name="ce10" office:value-type="float" office:value="21.05263" calcext:value-type="float">
            <text:p>21.05263</text:p>
          </table:table-cell>
          <table:table-cell table:number-columns-repeated="1018"/>
        </table:table-row>
        <table:table-row table:style-name="ro2" table:number-rows-repeated="966">
          <table:table-cell/>
          <table:table-cell table:style-name="ce1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  nurse" table:style-name="ta10"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>
            <text:p>Country Name</text:p>
          </table:table-cell>
          <table:table-cell table:style-name="ce14" office:value-type="string" calcext:value-type="string">
            <text:p>Median number of infection prevention and control nurse full-time equivalents (FTE) per 250 hospital beds</text:p>
          </table:table-cell>
          <table:table-cell table:style-name="ce1" office:value-type="string" calcext:value-type="string">
            <text:p>ISO 2-digit code from ISO 3166-alpha-2</text:p>
          </table:table-cell>
          <table:table-cell/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p50icn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stria</text:p>
          </table:table-cell>
          <table:table-cell table:style-name="ce15" table:formula="of:=VLOOKUP([.A2]; [.E$1:.F$1048576]; 2; 0)" office:value-type="float" office:value="1.098901" calcext:value-type="float">
            <text:p>1.10</text:p>
          </table:table-cell>
          <table:table-cell office:value-type="string" calcext:value-type="string">
            <text:p>AT</text:p>
          </table:table-cell>
          <table:table-cell/>
          <table:table-cell table:style-name="ce13" office:value-type="string" calcext:value-type="string">
            <text:p>Austria</text:p>
          </table:table-cell>
          <table:table-cell table:style-name="ce16" office:value-type="float" office:value="1.098901" calcext:value-type="float">
            <text:p>1.098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table:style-name="ce15" table:formula="of:=VLOOKUP([.A3]; [.E$1:.F$1048576]; 2; 0)" office:value-type="float" office:value="0.9090909" calcext:value-type="float">
            <text:p>0.91</text:p>
          </table:table-cell>
          <table:table-cell office:value-type="string" calcext:value-type="string">
            <text:p>BE</text:p>
          </table:table-cell>
          <table:table-cell/>
          <table:table-cell table:style-name="ce13" office:value-type="string" calcext:value-type="string">
            <text:p>Belgium</text:p>
          </table:table-cell>
          <table:table-cell table:style-name="ce16" office:value-type="float" office:value="0.9090909" calcext:value-type="float">
            <text:p>0.9090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table:style-name="ce15" table:formula="of:=VLOOKUP([.A4]; [.E$1:.F$1048576]; 2; 0)" office:value-type="float" office:value="0.7457544" calcext:value-type="float">
            <text:p>0.75</text:p>
          </table:table-cell>
          <table:table-cell office:value-type="string" calcext:value-type="string">
            <text:p>BG</text:p>
          </table:table-cell>
          <table:table-cell/>
          <table:table-cell table:style-name="ce13" office:value-type="string" calcext:value-type="string">
            <text:p>Bulgaria</text:p>
          </table:table-cell>
          <table:table-cell table:style-name="ce16" office:value-type="float" office:value="0.7457544" calcext:value-type="float">
            <text:p>0.74575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table:style-name="ce15" table:formula="of:=VLOOKUP([.A5]; [.E$1:.F$1048576]; 2; 0)" office:value-type="float" office:value="0.7122507" calcext:value-type="float">
            <text:p>0.71</text:p>
          </table:table-cell>
          <table:table-cell office:value-type="string" calcext:value-type="string">
            <text:p>HR</text:p>
          </table:table-cell>
          <table:table-cell/>
          <table:table-cell table:style-name="ce13" office:value-type="string" calcext:value-type="string">
            <text:p>Cyprus</text:p>
          </table:table-cell>
          <table:table-cell table:style-name="ce16" office:value-type="float" office:value="1.262195" calcext:value-type="float">
            <text:p>1.262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prus</text:p>
          </table:table-cell>
          <table:table-cell table:style-name="ce15" table:formula="of:=VLOOKUP([.A6]; [.E$1:.F$1048576]; 2; 0)" office:value-type="float" office:value="1.262195" calcext:value-type="float">
            <text:p>1.26</text:p>
          </table:table-cell>
          <table:table-cell office:value-type="string" calcext:value-type="string">
            <text:p>CY</text:p>
          </table:table-cell>
          <table:table-cell/>
          <table:table-cell table:style-name="ce13" office:value-type="string" calcext:value-type="string">
            <text:p>Czech Republic</text:p>
          </table:table-cell>
          <table:table-cell table:style-name="ce16" office:value-type="float" office:value="0.2299908" calcext:value-type="float">
            <text:p>0.2299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15" table:formula="of:=VLOOKUP([.A7]; [.E$1:.F$1048576]; 2; 0)" office:value-type="float" office:value="0.2299908" calcext:value-type="float">
            <text:p>0.23</text:p>
          </table:table-cell>
          <table:table-cell office:value-type="string" calcext:value-type="string">
            <text:p>CZ</text:p>
          </table:table-cell>
          <table:table-cell/>
          <table:table-cell table:style-name="ce13" office:value-type="string" calcext:value-type="string">
            <text:p>Germany</text:p>
          </table:table-cell>
          <table:table-cell table:style-name="ce16" office:value-type="float" office:value="0.532563" calcext:value-type="float">
            <text:p>0.532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table:style-name="ce15" table:formula="of:=VLOOKUP([.A8]; [.E$1:.F$1048576]; 2; 0)" office:value-type="float" office:value="1.136364" calcext:value-type="float">
            <text:p>1.14</text:p>
          </table:table-cell>
          <table:table-cell office:value-type="string" calcext:value-type="string">
            <text:p>DK</text:p>
          </table:table-cell>
          <table:table-cell/>
          <table:table-cell table:style-name="ce13" office:value-type="string" calcext:value-type="string">
            <text:p>Denmark</text:p>
          </table:table-cell>
          <table:table-cell table:style-name="ce16" office:value-type="float" office:value="1.136364" calcext:value-type="float">
            <text:p>1.136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onia</text:p>
          </table:table-cell>
          <table:table-cell table:style-name="ce15" table:formula="of:=VLOOKUP([.A9]; [.E$1:.F$1048576]; 2; 0)" office:value-type="float" office:value="1.039134" calcext:value-type="float">
            <text:p>1.04</text:p>
          </table:table-cell>
          <table:table-cell office:value-type="string" calcext:value-type="string">
            <text:p>EE</text:p>
          </table:table-cell>
          <table:table-cell/>
          <table:table-cell table:style-name="ce13" office:value-type="string" calcext:value-type="string">
            <text:p>Estonia</text:p>
          </table:table-cell>
          <table:table-cell table:style-name="ce16" office:value-type="float" office:value="1.039134" calcext:value-type="float">
            <text:p>1.039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U/EEA (population-weighted mean)*</text:p>
          </table:table-cell>
          <table:table-cell table:style-name="ce15"/>
          <table:table-cell office:value-type="string" calcext:value-type="string">
            <text:p>EU</text:p>
          </table:table-cell>
          <table:table-cell/>
          <table:table-cell table:style-name="ce13" office:value-type="string" calcext:value-type="string">
            <text:p>Spain</text:p>
          </table:table-cell>
          <table:table-cell table:style-name="ce16" office:value-type="float" office:value="0.8117653" calcext:value-type="float">
            <text:p>0.81176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table:style-name="ce15" table:formula="of:=VLOOKUP([.A11]; [.E$1:.F$1048576]; 2; 0)" office:value-type="float" office:value="1.358696" calcext:value-type="float">
            <text:p>1.36</text:p>
          </table:table-cell>
          <table:table-cell office:value-type="string" calcext:value-type="string">
            <text:p>FI</text:p>
          </table:table-cell>
          <table:table-cell/>
          <table:table-cell table:style-name="ce13" office:value-type="string" calcext:value-type="string">
            <text:p>Finland</text:p>
          </table:table-cell>
          <table:table-cell table:style-name="ce16" office:value-type="float" office:value="1.358696" calcext:value-type="float">
            <text:p>1.3586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table:style-name="ce15" table:formula="of:=VLOOKUP([.A12]; [.E$1:.F$1048576]; 2; 0)" office:value-type="float" office:value="1.158942" calcext:value-type="float">
            <text:p>1.16</text:p>
          </table:table-cell>
          <table:table-cell office:value-type="string" calcext:value-type="string">
            <text:p>FR</text:p>
          </table:table-cell>
          <table:table-cell/>
          <table:table-cell table:style-name="ce13" office:value-type="string" calcext:value-type="string">
            <text:p>France</text:p>
          </table:table-cell>
          <table:table-cell table:style-name="ce16" office:value-type="float" office:value="1.158942" calcext:value-type="float">
            <text:p>1.1589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table:style-name="ce15" table:formula="of:=VLOOKUP([.A13]; [.E$1:.F$1048576]; 2; 0)" office:value-type="float" office:value="0.532563" calcext:value-type="float">
            <text:p>0.53</text:p>
          </table:table-cell>
          <table:table-cell office:value-type="string" calcext:value-type="string">
            <text:p>DE</text:p>
          </table:table-cell>
          <table:table-cell/>
          <table:table-cell table:style-name="ce13" office:value-type="string" calcext:value-type="string">
            <text:p>Greece</text:p>
          </table:table-cell>
          <table:table-cell table:style-name="ce16" office:value-type="float" office:value="0.8389262" calcext:value-type="float">
            <text:p>0.8389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table:style-name="ce15" table:formula="of:=VLOOKUP([.A14]; [.E$1:.F$1048576]; 2; 0)" office:value-type="float" office:value="0.8389262" calcext:value-type="float">
            <text:p>0.84</text:p>
          </table:table-cell>
          <table:table-cell office:value-type="string" calcext:value-type="string">
            <text:p>GR</text:p>
          </table:table-cell>
          <table:table-cell/>
          <table:table-cell table:style-name="ce13" office:value-type="string" calcext:value-type="string">
            <text:p>Croatia</text:p>
          </table:table-cell>
          <table:table-cell table:style-name="ce16" office:value-type="float" office:value="0.7122507" calcext:value-type="float">
            <text:p>0.7122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table:style-name="ce15" table:formula="of:=VLOOKUP([.A15]; [.E$1:.F$1048576]; 2; 0)" office:value-type="float" office:value="0.7142857" calcext:value-type="float">
            <text:p>0.71</text:p>
          </table:table-cell>
          <table:table-cell office:value-type="string" calcext:value-type="string">
            <text:p>HU</text:p>
          </table:table-cell>
          <table:table-cell/>
          <table:table-cell table:style-name="ce13" office:value-type="string" calcext:value-type="string">
            <text:p>Hungary</text:p>
          </table:table-cell>
          <table:table-cell table:style-name="ce16" office:value-type="float" office:value="0.7142857" calcext:value-type="float">
            <text:p>0.71428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table:style-name="ce15" table:formula="of:=VLOOKUP([.A16]; [.E$1:.F$1048576]; 2; 0)" office:value-type="float" office:value="1.194044" calcext:value-type="float">
            <text:p>1.19</text:p>
          </table:table-cell>
          <table:table-cell office:value-type="string" calcext:value-type="string">
            <text:p>IS</text:p>
          </table:table-cell>
          <table:table-cell/>
          <table:table-cell table:style-name="ce13" office:value-type="string" calcext:value-type="string">
            <text:p>Ireland</text:p>
          </table:table-cell>
          <table:table-cell table:style-name="ce16" office:value-type="float" office:value="1.953125" calcext:value-type="float">
            <text:p>1.953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table:style-name="ce15" table:formula="of:=VLOOKUP([.A17]; [.E$1:.F$1048576]; 2; 0)" office:value-type="float" office:value="1.953125" calcext:value-type="float">
            <text:p>1.95</text:p>
          </table:table-cell>
          <table:table-cell office:value-type="string" calcext:value-type="string">
            <text:p>IE</text:p>
          </table:table-cell>
          <table:table-cell/>
          <table:table-cell table:style-name="ce13" office:value-type="string" calcext:value-type="string">
            <text:p>Iceland</text:p>
          </table:table-cell>
          <table:table-cell table:style-name="ce16" office:value-type="float" office:value="1.194044" calcext:value-type="float">
            <text:p>1.194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table:style-name="ce15" table:formula="of:=VLOOKUP([.A18]; [.E$1:.F$1048576]; 2; 0)" office:value-type="float" office:value="1.160093" calcext:value-type="float">
            <text:p>1.16</text:p>
          </table:table-cell>
          <table:table-cell office:value-type="string" calcext:value-type="string">
            <text:p>IT</text:p>
          </table:table-cell>
          <table:table-cell/>
          <table:table-cell table:style-name="ce13" office:value-type="string" calcext:value-type="string">
            <text:p>Italy</text:p>
          </table:table-cell>
          <table:table-cell table:style-name="ce16" office:value-type="float" office:value="1.160093" calcext:value-type="float">
            <text:p>1.160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tvia</text:p>
          </table:table-cell>
          <table:table-cell table:style-name="ce15" table:formula="of:=VLOOKUP([.A19]; [.E$1:.F$1048576]; 2; 0)" office:value-type="float" office:value="0" calcext:value-type="float">
            <text:p>0.00</text:p>
          </table:table-cell>
          <table:table-cell office:value-type="string" calcext:value-type="string">
            <text:p>LV</text:p>
          </table:table-cell>
          <table:table-cell/>
          <table:table-cell table:style-name="ce13" office:value-type="string" calcext:value-type="string">
            <text:p>Lithuan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thuania</text:p>
          </table:table-cell>
          <table:table-cell table:style-name="ce15" table:formula="of:=VLOOKUP([.A20]; [.E$1:.F$1048576]; 2; 0)" office:value-type="float" office:value="0" calcext:value-type="float">
            <text:p>0.00</text:p>
          </table:table-cell>
          <table:table-cell office:value-type="string" calcext:value-type="string">
            <text:p>LT</text:p>
          </table:table-cell>
          <table:table-cell/>
          <table:table-cell table:style-name="ce13" office:value-type="string" calcext:value-type="string">
            <text:p>Luxembourg</text:p>
          </table:table-cell>
          <table:table-cell table:style-name="ce16" office:value-type="float" office:value="1.633987" calcext:value-type="float">
            <text:p>1.633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uxembourg</text:p>
          </table:table-cell>
          <table:table-cell table:style-name="ce15" table:formula="of:=VLOOKUP([.A21]; [.E$1:.F$1048576]; 2; 0)" office:value-type="float" office:value="1.633987" calcext:value-type="float">
            <text:p>1.63</text:p>
          </table:table-cell>
          <table:table-cell office:value-type="string" calcext:value-type="string">
            <text:p>LU</text:p>
          </table:table-cell>
          <table:table-cell/>
          <table:table-cell table:style-name="ce13" office:value-type="string" calcext:value-type="string">
            <text:p>Latv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ta</text:p>
          </table:table-cell>
          <table:table-cell table:style-name="ce15" table:formula="of:=VLOOKUP([.A22]; [.E$1:.F$1048576]; 2; 0)" office:value-type="float" office:value="0.8333333" calcext:value-type="float">
            <text:p>0.83</text:p>
          </table:table-cell>
          <table:table-cell office:value-type="string" calcext:value-type="string">
            <text:p>MT</text:p>
          </table:table-cell>
          <table:table-cell/>
          <table:table-cell table:style-name="ce13" office:value-type="string" calcext:value-type="string">
            <text:p>Malta</text:p>
          </table:table-cell>
          <table:table-cell table:style-name="ce16" office:value-type="float" office:value="0.8333333" calcext:value-type="float">
            <text:p>0.8333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15" table:formula="of:=VLOOKUP([.A23]; [.E$1:.F$1048576]; 2; 0)" office:value-type="float" office:value="1.428571" calcext:value-type="float">
            <text:p>1.43</text:p>
          </table:table-cell>
          <table:table-cell office:value-type="string" calcext:value-type="string">
            <text:p>NL</text:p>
          </table:table-cell>
          <table:table-cell/>
          <table:table-cell table:style-name="ce13" office:value-type="string" calcext:value-type="string">
            <text:p>Netherlands</text:p>
          </table:table-cell>
          <table:table-cell table:style-name="ce16" office:value-type="float" office:value="1.428571" calcext:value-type="float">
            <text:p>1.428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table:style-name="ce15" table:formula="of:=VLOOKUP([.A24]; [.E$1:.F$1048576]; 2; 0)" office:value-type="float" office:value="1.666667" calcext:value-type="float">
            <text:p>1.67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string" calcext:value-type="string">
            <text:p>Norway</text:p>
          </table:table-cell>
          <table:table-cell table:style-name="ce16" office:value-type="float" office:value="1.666667" calcext:value-type="float">
            <text:p>1.6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table:style-name="ce15" table:formula="of:=VLOOKUP([.A25]; [.E$1:.F$1048576]; 2; 0)" office:value-type="float" office:value="0.9881423" calcext:value-type="float">
            <text:p>0.99</text:p>
          </table:table-cell>
          <table:table-cell office:value-type="string" calcext:value-type="string">
            <text:p>PL</text:p>
          </table:table-cell>
          <table:table-cell/>
          <table:table-cell table:style-name="ce13" office:value-type="string" calcext:value-type="string">
            <text:p>Poland</text:p>
          </table:table-cell>
          <table:table-cell table:style-name="ce16" office:value-type="float" office:value="0.9881423" calcext:value-type="float">
            <text:p>0.9881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table:style-name="ce15" table:formula="of:=VLOOKUP([.A26]; [.E$1:.F$1048576]; 2; 0)" office:value-type="float" office:value="0.7226399" calcext:value-type="float">
            <text:p>0.72</text:p>
          </table:table-cell>
          <table:table-cell office:value-type="string" calcext:value-type="string">
            <text:p>PT</text:p>
          </table:table-cell>
          <table:table-cell/>
          <table:table-cell table:style-name="ce13" office:value-type="string" calcext:value-type="string">
            <text:p>Portugal</text:p>
          </table:table-cell>
          <table:table-cell table:style-name="ce16" office:value-type="float" office:value="0.7226399" calcext:value-type="float">
            <text:p>0.72263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table:style-name="ce15" table:formula="of:=VLOOKUP([.A27]; [.E$1:.F$1048576]; 2; 0)" office:value-type="float" office:value="0" calcext:value-type="float">
            <text:p>0.00</text:p>
          </table:table-cell>
          <table:table-cell office:value-type="string" calcext:value-type="string">
            <text:p>RO</text:p>
          </table:table-cell>
          <table:table-cell/>
          <table:table-cell table:style-name="ce13" office:value-type="string" calcext:value-type="string">
            <text:p>Roman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ia</text:p>
          </table:table-cell>
          <table:table-cell table:style-name="ce15" table:formula="of:=VLOOKUP([.A28]; [.E$1:.F$1048576]; 2; 0)" office:value-type="float" office:value="0" calcext:value-type="float">
            <text:p>0.00</text:p>
          </table:table-cell>
          <table:table-cell office:value-type="string" calcext:value-type="string">
            <text:p>SK</text:p>
          </table:table-cell>
          <table:table-cell/>
          <table:table-cell table:style-name="ce13" office:value-type="string" calcext:value-type="string">
            <text:p>Sweden</text:p>
          </table:table-cell>
          <table:table-cell table:style-name="ce16" office:value-type="float" office:value="0.7899721" calcext:value-type="float">
            <text:p>0.7899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table:style-name="ce15" table:formula="of:=VLOOKUP([.A29]; [.E$1:.F$1048576]; 2; 0)" office:value-type="float" office:value="0.6734007" calcext:value-type="float">
            <text:p>0.67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string" calcext:value-type="string">
            <text:p>Slovenia</text:p>
          </table:table-cell>
          <table:table-cell table:style-name="ce16" office:value-type="float" office:value="0.6734007" calcext:value-type="float">
            <text:p>0.6734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table:style-name="ce15" table:formula="of:=VLOOKUP([.A30]; [.E$1:.F$1048576]; 2; 0)" office:value-type="float" office:value="0.8117653" calcext:value-type="float">
            <text:p>0.81</text:p>
          </table:table-cell>
          <table:table-cell office:value-type="string" calcext:value-type="string">
            <text:p>ES</text:p>
          </table:table-cell>
          <table:table-cell/>
          <table:table-cell table:style-name="ce13" office:value-type="string" calcext:value-type="string">
            <text:p>Slovak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table:style-name="ce15" table:formula="of:=VLOOKUP([.A31]; [.E$1:.F$1048576]; 2; 0)" office:value-type="float" office:value="0.7899721" calcext:value-type="float">
            <text:p>0.79</text:p>
          </table:table-cell>
          <table:table-cell office:value-type="string" calcext:value-type="string">
            <text:p>SE</text:p>
          </table:table-cell>
          <table:table-cell/>
          <table:table-cell table:style-name="ce13" office:value-type="string" calcext:value-type="string">
            <text:p>UK-England</text:p>
          </table:table-cell>
          <table:table-cell table:style-name="ce16" office:value-type="float" office:value="1.572444" calcext:value-type="float">
            <text:p>1.572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15"/>
          <table:table-cell office:value-type="string" calcext:value-type="string">
            <text:p>GB</text:p>
          </table:table-cell>
          <table:table-cell/>
          <table:table-cell table:style-name="ce13" office:value-type="string" calcext:value-type="string">
            <text:p>UK-Northern Ireland</text:p>
          </table:table-cell>
          <table:table-cell table:style-name="ce16" office:value-type="float" office:value="1.673978" calcext:value-type="float">
            <text:p>1.673978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2"/>
          <table:table-cell table:style-name="ce13" office:value-type="string" calcext:value-type="string">
            <text:p>UK-Scotland</text:p>
          </table:table-cell>
          <table:table-cell table:style-name="ce16" office:value-type="float" office:value="2.144469" calcext:value-type="float">
            <text:p>2.144469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2"/>
          <table:table-cell table:style-name="ce13" office:value-type="string" calcext:value-type="string">
            <text:p>UK-Wales</text:p>
          </table:table-cell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2" table:number-rows-repeated="966">
          <table:table-cell/>
          <table:table-cell table:style-name="ce15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 doctor" table:style-name="ta11"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>
            <text:p>Country Name</text:p>
          </table:table-cell>
          <table:table-cell table:style-name="ce17" office:value-type="string" calcext:value-type="string">
            <text:p>Median number of infection prevention and control doctor full-time equivalents (FTE) per 250 hospital beds</text:p>
          </table:table-cell>
          <table:table-cell table:style-name="ce1" office:value-type="string" calcext:value-type="string">
            <text:p>ISO 2-digit code from ISO 3166-alpha-2</text:p>
          </table:table-cell>
          <table:table-cell/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p50icd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stria</text:p>
          </table:table-cell>
          <table:table-cell table:style-name="ce15" table:formula="of:=VLOOKUP([.A2]; [.E$1:.F$1048576]; 2; 0)" office:value-type="float" office:value="0.7088847" calcext:value-type="float">
            <text:p>0.71</text:p>
          </table:table-cell>
          <table:table-cell office:value-type="string" calcext:value-type="string">
            <text:p>AT</text:p>
          </table:table-cell>
          <table:table-cell/>
          <table:table-cell table:style-name="ce13" office:value-type="string" calcext:value-type="string">
            <text:p>Austria</text:p>
          </table:table-cell>
          <table:table-cell table:style-name="ce16" office:value-type="float" office:value="0.7088847" calcext:value-type="float">
            <text:p>0.70888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table:style-name="ce15" table:formula="of:=VLOOKUP([.A3]; [.E$1:.F$1048576]; 2; 0)" office:value-type="float" office:value="0.7142857" calcext:value-type="float">
            <text:p>0.71</text:p>
          </table:table-cell>
          <table:table-cell office:value-type="string" calcext:value-type="string">
            <text:p>BE</text:p>
          </table:table-cell>
          <table:table-cell/>
          <table:table-cell table:style-name="ce13" office:value-type="string" calcext:value-type="string">
            <text:p>Belgium</text:p>
          </table:table-cell>
          <table:table-cell table:style-name="ce16" office:value-type="float" office:value="0.7142857" calcext:value-type="float">
            <text:p>0.71428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table:style-name="ce15" table:formula="of:=VLOOKUP([.A4]; [.E$1:.F$1048576]; 2; 0)" office:value-type="float" office:value="0.4940885" calcext:value-type="float">
            <text:p>0.49</text:p>
          </table:table-cell>
          <table:table-cell office:value-type="string" calcext:value-type="string">
            <text:p>BG</text:p>
          </table:table-cell>
          <table:table-cell/>
          <table:table-cell table:style-name="ce13" office:value-type="string" calcext:value-type="string">
            <text:p>Bulgaria</text:p>
          </table:table-cell>
          <table:table-cell table:style-name="ce16" office:value-type="float" office:value="0.4940885" calcext:value-type="float">
            <text:p>0.49408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table:style-name="ce15" table:formula="of:=VLOOKUP([.A5]; [.E$1:.F$1048576]; 2; 0)" office:value-type="float" office:value="0.4166667" calcext:value-type="float">
            <text:p>0.42</text:p>
          </table:table-cell>
          <table:table-cell office:value-type="string" calcext:value-type="string">
            <text:p>HR</text:p>
          </table:table-cell>
          <table:table-cell/>
          <table:table-cell table:style-name="ce13" office:value-type="string" calcext:value-type="string">
            <text:p>Cyprus</text:p>
          </table:table-cell>
          <table:table-cell table:style-name="ce16" office:value-type="float" office:value="1.262195" calcext:value-type="float">
            <text:p>1.262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prus</text:p>
          </table:table-cell>
          <table:table-cell table:style-name="ce15" table:formula="of:=VLOOKUP([.A6]; [.E$1:.F$1048576]; 2; 0)" office:value-type="float" office:value="1.262195" calcext:value-type="float">
            <text:p>1.26</text:p>
          </table:table-cell>
          <table:table-cell office:value-type="string" calcext:value-type="string">
            <text:p>CY</text:p>
          </table:table-cell>
          <table:table-cell/>
          <table:table-cell table:style-name="ce13" office:value-type="string" calcext:value-type="string">
            <text:p>Czech Republic</text:p>
          </table:table-cell>
          <table:table-cell table:style-name="ce16" office:value-type="float" office:value="0.2009646" calcext:value-type="float">
            <text:p>0.20096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15" table:formula="of:=VLOOKUP([.A7]; [.E$1:.F$1048576]; 2; 0)" office:value-type="float" office:value="0.2009646" calcext:value-type="float">
            <text:p>0.20</text:p>
          </table:table-cell>
          <table:table-cell office:value-type="string" calcext:value-type="string">
            <text:p>CZ</text:p>
          </table:table-cell>
          <table:table-cell/>
          <table:table-cell table:style-name="ce13" office:value-type="string" calcext:value-type="string">
            <text:p>Germany</text:p>
          </table:table-cell>
          <table:table-cell table:style-name="ce16" office:value-type="float" office:value="0.0416667" calcext:value-type="float">
            <text:p>0.041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table:style-name="ce15" table:formula="of:=VLOOKUP([.A8]; [.E$1:.F$1048576]; 2; 0)" office:value-type="float" office:value="0.5681818" calcext:value-type="float">
            <text:p>0.57</text:p>
          </table:table-cell>
          <table:table-cell office:value-type="string" calcext:value-type="string">
            <text:p>DK</text:p>
          </table:table-cell>
          <table:table-cell/>
          <table:table-cell table:style-name="ce13" office:value-type="string" calcext:value-type="string">
            <text:p>Denmark</text:p>
          </table:table-cell>
          <table:table-cell table:style-name="ce16" office:value-type="float" office:value="0.5681818" calcext:value-type="float">
            <text:p>0.5681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onia</text:p>
          </table:table-cell>
          <table:table-cell table:style-name="ce15" table:formula="of:=VLOOKUP([.A9]; [.E$1:.F$1048576]; 2; 0)" office:value-type="float" office:value="0.6234414" calcext:value-type="float">
            <text:p>0.62</text:p>
          </table:table-cell>
          <table:table-cell office:value-type="string" calcext:value-type="string">
            <text:p>EE</text:p>
          </table:table-cell>
          <table:table-cell/>
          <table:table-cell table:style-name="ce13" office:value-type="string" calcext:value-type="string">
            <text:p>Estonia</text:p>
          </table:table-cell>
          <table:table-cell table:style-name="ce16" office:value-type="float" office:value="0.6234414" calcext:value-type="float">
            <text:p>0.6234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U/EEA (population-weighted mean)*</text:p>
          </table:table-cell>
          <table:table-cell table:style-name="ce15"/>
          <table:table-cell office:value-type="string" calcext:value-type="string">
            <text:p>EU</text:p>
          </table:table-cell>
          <table:table-cell/>
          <table:table-cell table:style-name="ce13" office:value-type="string" calcext:value-type="string">
            <text:p>Spain</text:p>
          </table:table-cell>
          <table:table-cell table:style-name="ce16" office:value-type="float" office:value="0.7861635" calcext:value-type="float">
            <text:p>0.7861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table:style-name="ce15" table:formula="of:=VLOOKUP([.A11]; [.E$1:.F$1048576]; 2; 0)" office:value-type="float" office:value="0.6756757" calcext:value-type="float">
            <text:p>0.68</text:p>
          </table:table-cell>
          <table:table-cell office:value-type="string" calcext:value-type="string">
            <text:p>FI</text:p>
          </table:table-cell>
          <table:table-cell/>
          <table:table-cell table:style-name="ce13" office:value-type="string" calcext:value-type="string">
            <text:p>Finland</text:p>
          </table:table-cell>
          <table:table-cell table:style-name="ce16" office:value-type="float" office:value="0.6756757" calcext:value-type="float">
            <text:p>0.67567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table:style-name="ce15" table:formula="of:=VLOOKUP([.A12]; [.E$1:.F$1048576]; 2; 0)" office:value-type="float" office:value="0.393144" calcext:value-type="float">
            <text:p>0.39</text:p>
          </table:table-cell>
          <table:table-cell office:value-type="string" calcext:value-type="string">
            <text:p>FR</text:p>
          </table:table-cell>
          <table:table-cell/>
          <table:table-cell table:style-name="ce13" office:value-type="string" calcext:value-type="string">
            <text:p>France</text:p>
          </table:table-cell>
          <table:table-cell table:style-name="ce16" office:value-type="float" office:value="0.393144" calcext:value-type="float">
            <text:p>0.393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table:style-name="ce15" table:formula="of:=VLOOKUP([.A13]; [.E$1:.F$1048576]; 2; 0)" office:value-type="float" office:value="0.0416667" calcext:value-type="float">
            <text:p>0.04</text:p>
          </table:table-cell>
          <table:table-cell office:value-type="string" calcext:value-type="string">
            <text:p>DE</text:p>
          </table:table-cell>
          <table:table-cell/>
          <table:table-cell table:style-name="ce13" office:value-type="string" calcext:value-type="string">
            <text:p>Greece</text:p>
          </table:table-cell>
          <table:table-cell table:style-name="ce16" office:value-type="float" office:value="0.3360215" calcext:value-type="float">
            <text:p>0.3360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table:style-name="ce15" table:formula="of:=VLOOKUP([.A14]; [.E$1:.F$1048576]; 2; 0)" office:value-type="float" office:value="0.3360215" calcext:value-type="float">
            <text:p>0.34</text:p>
          </table:table-cell>
          <table:table-cell office:value-type="string" calcext:value-type="string">
            <text:p>GR</text:p>
          </table:table-cell>
          <table:table-cell/>
          <table:table-cell table:style-name="ce13" office:value-type="string" calcext:value-type="string">
            <text:p>Croatia</text:p>
          </table:table-cell>
          <table:table-cell table:style-name="ce16" office:value-type="float" office:value="0.4166667" calcext:value-type="float">
            <text:p>0.41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table:style-name="ce15" table:formula="of:=VLOOKUP([.A15]; [.E$1:.F$1048576]; 2; 0)" office:value-type="float" office:value="0.3654971" calcext:value-type="float">
            <text:p>0.37</text:p>
          </table:table-cell>
          <table:table-cell office:value-type="string" calcext:value-type="string">
            <text:p>HU</text:p>
          </table:table-cell>
          <table:table-cell/>
          <table:table-cell table:style-name="ce13" office:value-type="string" calcext:value-type="string">
            <text:p>Hungary</text:p>
          </table:table-cell>
          <table:table-cell table:style-name="ce16" office:value-type="float" office:value="0.3654971" calcext:value-type="float">
            <text:p>0.3654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table:style-name="ce15" table:formula="of:=VLOOKUP([.A16]; [.E$1:.F$1048576]; 2; 0)" office:value-type="float" office:value="0.1138088" calcext:value-type="float">
            <text:p>0.11</text:p>
          </table:table-cell>
          <table:table-cell office:value-type="string" calcext:value-type="string">
            <text:p>IS</text:p>
          </table:table-cell>
          <table:table-cell/>
          <table:table-cell table:style-name="ce13" office:value-type="string" calcext:value-type="string">
            <text:p>Ireland</text:p>
          </table:table-cell>
          <table:table-cell table:style-name="ce16" office:value-type="float" office:value="0.1801282" calcext:value-type="float">
            <text:p>0.1801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table:style-name="ce15" table:formula="of:=VLOOKUP([.A17]; [.E$1:.F$1048576]; 2; 0)" office:value-type="float" office:value="0.1801282" calcext:value-type="float">
            <text:p>0.18</text:p>
          </table:table-cell>
          <table:table-cell office:value-type="string" calcext:value-type="string">
            <text:p>IE</text:p>
          </table:table-cell>
          <table:table-cell/>
          <table:table-cell table:style-name="ce13" office:value-type="string" calcext:value-type="string">
            <text:p>Iceland</text:p>
          </table:table-cell>
          <table:table-cell table:style-name="ce16" office:value-type="float" office:value="0.1138088" calcext:value-type="float">
            <text:p>0.1138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table:style-name="ce15" table:formula="of:=VLOOKUP([.A18]; [.E$1:.F$1048576]; 2; 0)" office:value-type="float" office:value="0.7600955" calcext:value-type="float">
            <text:p>0.76</text:p>
          </table:table-cell>
          <table:table-cell office:value-type="string" calcext:value-type="string">
            <text:p>IT</text:p>
          </table:table-cell>
          <table:table-cell/>
          <table:table-cell table:style-name="ce13" office:value-type="string" calcext:value-type="string">
            <text:p>Italy</text:p>
          </table:table-cell>
          <table:table-cell table:style-name="ce16" office:value-type="float" office:value="0.7600955" calcext:value-type="float">
            <text:p>0.76009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tvia</text:p>
          </table:table-cell>
          <table:table-cell table:style-name="ce15" table:formula="of:=VLOOKUP([.A19]; [.E$1:.F$1048576]; 2; 0)" office:value-type="float" office:value="0" calcext:value-type="float">
            <text:p>0.00</text:p>
          </table:table-cell>
          <table:table-cell office:value-type="string" calcext:value-type="string">
            <text:p>LV</text:p>
          </table:table-cell>
          <table:table-cell/>
          <table:table-cell table:style-name="ce13" office:value-type="string" calcext:value-type="string">
            <text:p>Lithuan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thuania</text:p>
          </table:table-cell>
          <table:table-cell table:style-name="ce15" table:formula="of:=VLOOKUP([.A20]; [.E$1:.F$1048576]; 2; 0)" office:value-type="float" office:value="0" calcext:value-type="float">
            <text:p>0.00</text:p>
          </table:table-cell>
          <table:table-cell office:value-type="string" calcext:value-type="string">
            <text:p>LT</text:p>
          </table:table-cell>
          <table:table-cell/>
          <table:table-cell table:style-name="ce13" office:value-type="string" calcext:value-type="string">
            <text:p>Luxembourg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uxembourg</text:p>
          </table:table-cell>
          <table:table-cell table:style-name="ce15" table:formula="of:=VLOOKUP([.A21]; [.E$1:.F$1048576]; 2; 0)" office:value-type="float" office:value="0" calcext:value-type="float">
            <text:p>0.00</text:p>
          </table:table-cell>
          <table:table-cell office:value-type="string" calcext:value-type="string">
            <text:p>LU</text:p>
          </table:table-cell>
          <table:table-cell/>
          <table:table-cell table:style-name="ce13" office:value-type="string" calcext:value-type="string">
            <text:p>Latv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ta</text:p>
          </table:table-cell>
          <table:table-cell table:style-name="ce15" table:formula="of:=VLOOKUP([.A22]; [.E$1:.F$1048576]; 2; 0)" office:value-type="float" office:value="0.3333333" calcext:value-type="float">
            <text:p>0.33</text:p>
          </table:table-cell>
          <table:table-cell office:value-type="string" calcext:value-type="string">
            <text:p>MT</text:p>
          </table:table-cell>
          <table:table-cell/>
          <table:table-cell table:style-name="ce13" office:value-type="string" calcext:value-type="string">
            <text:p>Malta</text:p>
          </table:table-cell>
          <table:table-cell table:style-name="ce16" office:value-type="float" office:value="0.3333333" calcext:value-type="float">
            <text:p>0.3333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15" table:formula="of:=VLOOKUP([.A23]; [.E$1:.F$1048576]; 2; 0)" office:value-type="float" office:value="0.1893939" calcext:value-type="float">
            <text:p>0.19</text:p>
          </table:table-cell>
          <table:table-cell office:value-type="string" calcext:value-type="string">
            <text:p>NL</text:p>
          </table:table-cell>
          <table:table-cell/>
          <table:table-cell table:style-name="ce13" office:value-type="string" calcext:value-type="string">
            <text:p>Netherlands</text:p>
          </table:table-cell>
          <table:table-cell table:style-name="ce16" office:value-type="float" office:value="0.1893939" calcext:value-type="float">
            <text:p>0.1893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table:style-name="ce15" table:formula="of:=VLOOKUP([.A24]; [.E$1:.F$1048576]; 2; 0)" office:value-type="float" office:value="0.4166667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string" calcext:value-type="string">
            <text:p>Norway</text:p>
          </table:table-cell>
          <table:table-cell table:style-name="ce16" office:value-type="float" office:value="0.4166667" calcext:value-type="float">
            <text:p>0.41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table:style-name="ce15" table:formula="of:=VLOOKUP([.A25]; [.E$1:.F$1048576]; 2; 0)" office:value-type="float" office:value="0.3255208" calcext:value-type="float">
            <text:p>0.33</text:p>
          </table:table-cell>
          <table:table-cell office:value-type="string" calcext:value-type="string">
            <text:p>PL</text:p>
          </table:table-cell>
          <table:table-cell/>
          <table:table-cell table:style-name="ce13" office:value-type="string" calcext:value-type="string">
            <text:p>Poland</text:p>
          </table:table-cell>
          <table:table-cell table:style-name="ce16" office:value-type="float" office:value="0.3255208" calcext:value-type="float">
            <text:p>0.32552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table:style-name="ce15" table:formula="of:=VLOOKUP([.A26]; [.E$1:.F$1048576]; 2; 0)" office:value-type="float" office:value="0" calcext:value-type="float">
            <text:p>0.00</text:p>
          </table:table-cell>
          <table:table-cell office:value-type="string" calcext:value-type="string">
            <text:p>PT</text:p>
          </table:table-cell>
          <table:table-cell/>
          <table:table-cell table:style-name="ce13" office:value-type="string" calcext:value-type="string">
            <text:p>Portuga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table:style-name="ce15" table:formula="of:=VLOOKUP([.A27]; [.E$1:.F$1048576]; 2; 0)" office:value-type="float" office:value="0.4946035" calcext:value-type="float">
            <text:p>0.49</text:p>
          </table:table-cell>
          <table:table-cell office:value-type="string" calcext:value-type="string">
            <text:p>RO</text:p>
          </table:table-cell>
          <table:table-cell/>
          <table:table-cell table:style-name="ce13" office:value-type="string" calcext:value-type="string">
            <text:p>Romania</text:p>
          </table:table-cell>
          <table:table-cell table:style-name="ce16" office:value-type="float" office:value="0.4946035" calcext:value-type="float">
            <text:p>0.4946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ia</text:p>
          </table:table-cell>
          <table:table-cell table:style-name="ce15" table:formula="of:=VLOOKUP([.A28]; [.E$1:.F$1048576]; 2; 0)" office:value-type="float" office:value="0" calcext:value-type="float">
            <text:p>0.00</text:p>
          </table:table-cell>
          <table:table-cell office:value-type="string" calcext:value-type="string">
            <text:p>SK</text:p>
          </table:table-cell>
          <table:table-cell/>
          <table:table-cell table:style-name="ce13" office:value-type="string" calcext:value-type="string">
            <text:p>Sweden</text:p>
          </table:table-cell>
          <table:table-cell table:style-name="ce16" office:value-type="float" office:value="0.2034231" calcext:value-type="float">
            <text:p>0.2034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table:style-name="ce15" table:formula="of:=VLOOKUP([.A29]; [.E$1:.F$1048576]; 2; 0)" office:value-type="float" office:value="0.2127402" calcext:value-type="float">
            <text:p>0.21</text:p>
          </table:table-cell>
          <table:table-cell office:value-type="string" calcext:value-type="string">
            <text:p>SI</text:p>
          </table:table-cell>
          <table:table-cell/>
          <table:table-cell table:style-name="ce13" office:value-type="string" calcext:value-type="string">
            <text:p>Slovenia</text:p>
          </table:table-cell>
          <table:table-cell table:style-name="ce16" office:value-type="float" office:value="0.2127402" calcext:value-type="float">
            <text:p>0.2127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table:style-name="ce15" table:formula="of:=VLOOKUP([.A30]; [.E$1:.F$1048576]; 2; 0)" office:value-type="float" office:value="0.7861635" calcext:value-type="float">
            <text:p>0.79</text:p>
          </table:table-cell>
          <table:table-cell office:value-type="string" calcext:value-type="string">
            <text:p>ES</text:p>
          </table:table-cell>
          <table:table-cell/>
          <table:table-cell table:style-name="ce13" office:value-type="string" calcext:value-type="string">
            <text:p>Slovak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table:style-name="ce15" table:formula="of:=VLOOKUP([.A31]; [.E$1:.F$1048576]; 2; 0)" office:value-type="float" office:value="0.2034231" calcext:value-type="float">
            <text:p>0.20</text:p>
          </table:table-cell>
          <table:table-cell office:value-type="string" calcext:value-type="string">
            <text:p>SE</text:p>
          </table:table-cell>
          <table:table-cell/>
          <table:table-cell table:style-name="ce13" office:value-type="string" calcext:value-type="string">
            <text:p>UK-England</text:p>
          </table:table-cell>
          <table:table-cell table:style-name="ce16" office:value-type="float" office:value="0.6234414" calcext:value-type="float">
            <text:p>0.6234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15"/>
          <table:table-cell office:value-type="string" calcext:value-type="string">
            <text:p>GB</text:p>
          </table:table-cell>
          <table:table-cell/>
          <table:table-cell table:style-name="ce13" office:value-type="string" calcext:value-type="string">
            <text:p>UK-Northern Ireland</text:p>
          </table:table-cell>
          <table:table-cell table:style-name="ce16" office:value-type="float" office:value="0.226111" calcext:value-type="float">
            <text:p>0.22611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 calcext:value-type="string">
            <text:p>UK-Scotland</text:p>
          </table:table-cell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 calcext:value-type="string">
            <text:p>UK-Wales</text:p>
          </table:table-cell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O Welt" table:style-name="ta12">
        <table:table-column table:style-name="co13" table:default-cell-style-name="Default"/>
        <table:table-column table:style-name="co14" table:default-cell-style-name="Default"/>
        <table:table-column table:style-name="co4" table:number-columns-repeated="24" table:default-cell-style-name="Default"/>
        <table:table-column table:style-name="co3" table:number-columns-repeated="998" table:default-cell-style-name="Default"/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A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Ã…land Islands</text:p>
          </table:table-cell>
          <table:table-cell table:style-name="ce2" office:value-type="string" calcext:value-type="string">
            <text:p>A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A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2" office:value-type="string" calcext:value-type="string">
            <text:p>D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erican Samoa</text:p>
          </table:table-cell>
          <table:table-cell table:style-name="ce2" office:value-type="string" calcext:value-type="string">
            <text:p>A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orra</text:p>
          </table:table-cell>
          <table:table-cell table:style-name="ce2" office:value-type="string" calcext:value-type="string">
            <text:p>A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2" office:value-type="string" calcext:value-type="string">
            <text:p>A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uilla</text:p>
          </table:table-cell>
          <table:table-cell table:style-name="ce2" office:value-type="string" calcext:value-type="string">
            <text:p>A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arctica</text:p>
          </table:table-cell>
          <table:table-cell table:style-name="ce2" office:value-type="string" calcext:value-type="string">
            <text:p>A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igua and Barbuda</text:p>
          </table:table-cell>
          <table:table-cell table:style-name="ce2" office:value-type="string" calcext:value-type="string">
            <text:p>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A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menia</text:p>
          </table:table-cell>
          <table:table-cell table:style-name="ce2" office:value-type="string" calcext:value-type="string">
            <text:p>A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uba</text:p>
          </table:table-cell>
          <table:table-cell table:style-name="ce2" office:value-type="string" calcext:value-type="string">
            <text:p>A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A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A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zerbaijan</text:p>
          </table:table-cell>
          <table:table-cell table:style-name="ce2" office:value-type="string" calcext:value-type="string">
            <text:p>A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hamas</text:p>
          </table:table-cell>
          <table:table-cell table:style-name="ce2" office:value-type="string" calcext:value-type="string">
            <text:p>B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hrain</text:p>
          </table:table-cell>
          <table:table-cell table:style-name="ce2" office:value-type="string" calcext:value-type="string">
            <text:p>B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B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bados</text:p>
          </table:table-cell>
          <table:table-cell table:style-name="ce2" office:value-type="string" calcext:value-type="string">
            <text:p>B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2" office:value-type="string" calcext:value-type="string">
            <text:p>B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B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ize</text:p>
          </table:table-cell>
          <table:table-cell table:style-name="ce2" office:value-type="string" calcext:value-type="string">
            <text:p>B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in</text:p>
          </table:table-cell>
          <table:table-cell table:style-name="ce2" office:value-type="string" calcext:value-type="string">
            <text:p>BJ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rmuda</text:p>
          </table:table-cell>
          <table:table-cell table:style-name="ce2" office:value-type="string" calcext:value-type="string">
            <text:p>B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hutan</text:p>
          </table:table-cell>
          <table:table-cell table:style-name="ce2" office:value-type="string" calcext:value-type="string">
            <text:p>B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livia, Plurinational State of</text:p>
          </table:table-cell>
          <table:table-cell table:style-name="ce2" office:value-type="string" calcext:value-type="string">
            <text:p>B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naire, Sint Eustatius and Saba</text:p>
          </table:table-cell>
          <table:table-cell table:style-name="ce2" office:value-type="string" calcext:value-type="string">
            <text:p>B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snia and Herzegovina</text:p>
          </table:table-cell>
          <table:table-cell table:style-name="ce2" office:value-type="string" calcext:value-type="string">
            <text:p>B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B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uvet Island</text:p>
          </table:table-cell>
          <table:table-cell table:style-name="ce2" office:value-type="string" calcext:value-type="string">
            <text:p>B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itish Indian Ocean Territory</text:p>
          </table:table-cell>
          <table:table-cell table:style-name="ce2" office:value-type="string" calcext:value-type="string">
            <text:p>I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table:style-name="ce2" office:value-type="string" calcext:value-type="string">
            <text:p>B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B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rkina Faso</text:p>
          </table:table-cell>
          <table:table-cell table:style-name="ce2" office:value-type="string" calcext:value-type="string">
            <text:p>B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rundi</text:p>
          </table:table-cell>
          <table:table-cell table:style-name="ce2" office:value-type="string" calcext:value-type="string">
            <text:p>B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2" office:value-type="string" calcext:value-type="string">
            <text:p>K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C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C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pe Verde</text:p>
          </table:table-cell>
          <table:table-cell table:style-name="ce2" office:value-type="string" calcext:value-type="string">
            <text:p>C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yman Islands</text:p>
          </table:table-cell>
          <table:table-cell table:style-name="ce2" office:value-type="string" calcext:value-type="string">
            <text:p>K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ntral African Republic</text:p>
          </table:table-cell>
          <table:table-cell table:style-name="ce2" office:value-type="string" calcext:value-type="string">
            <text:p>C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2" office:value-type="string" calcext:value-type="string">
            <text:p>T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C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C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istmas Island</text:p>
          </table:table-cell>
          <table:table-cell table:style-name="ce2" office:value-type="string" calcext:value-type="string">
            <text:p>C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cos (Keeling) Islands</text:p>
          </table:table-cell>
          <table:table-cell table:style-name="ce2" office:value-type="string" calcext:value-type="string">
            <text:p>C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C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oros</text:p>
          </table:table-cell>
          <table:table-cell table:style-name="ce2" office:value-type="string" calcext:value-type="string">
            <text:p>K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go</text:p>
          </table:table-cell>
          <table:table-cell table:style-name="ce2" office:value-type="string" calcext:value-type="string">
            <text:p>C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go, the Democratic Republic of the</text:p>
          </table:table-cell>
          <table:table-cell table:style-name="ce2" office:value-type="string" calcext:value-type="string">
            <text:p>C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ok Islands</text:p>
          </table:table-cell>
          <table:table-cell table:style-name="ce2" office:value-type="string" calcext:value-type="string">
            <text:p>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C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Ã´te d'Ivoire</text:p>
          </table:table-cell>
          <table:table-cell table:style-name="ce2" office:value-type="string" calcext:value-type="string">
            <text:p>C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H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C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uraÃ§ao</text:p>
          </table:table-cell>
          <table:table-cell table:style-name="ce2" office:value-type="string" calcext:value-type="string">
            <text:p>C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C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C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D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 table:style-name="ce2" office:value-type="string" calcext:value-type="string">
            <text:p>DJ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inica</text:p>
          </table:table-cell>
          <table:table-cell table:style-name="ce2" office:value-type="string" calcext:value-type="string">
            <text:p>D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2" office:value-type="string" calcext:value-type="string">
            <text:p>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2" office:value-type="string" calcext:value-type="string">
            <text:p>E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E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2" office:value-type="string" calcext:value-type="string">
            <text:p>S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 table:style-name="ce2" office:value-type="string" calcext:value-type="string">
            <text:p>G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itrea</text:p>
          </table:table-cell>
          <table:table-cell table:style-name="ce2" office:value-type="string" calcext:value-type="string">
            <text:p>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E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lkland Islands (Malvinas)</text:p>
          </table:table-cell>
          <table:table-cell table:style-name="ce2" office:value-type="string" calcext:value-type="string">
            <text:p>F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roe Islands</text:p>
          </table:table-cell>
          <table:table-cell table:style-name="ce2" office:value-type="string" calcext:value-type="string">
            <text:p>F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ji</text:p>
          </table:table-cell>
          <table:table-cell table:style-name="ce2" office:value-type="string" calcext:value-type="string">
            <text:p>FJ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nch Guiana</text:p>
          </table:table-cell>
          <table:table-cell table:style-name="ce2" office:value-type="string" calcext:value-type="string">
            <text:p>G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nch Polynesia</text:p>
          </table:table-cell>
          <table:table-cell table:style-name="ce2" office:value-type="string" calcext:value-type="string">
            <text:p>P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nch Southern Territories</text:p>
          </table:table-cell>
          <table:table-cell table:style-name="ce2" office:value-type="string" calcext:value-type="string">
            <text:p>T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2" office:value-type="string" calcext:value-type="string">
            <text:p>G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mbia</text:p>
          </table:table-cell>
          <table:table-cell table:style-name="ce2" office:value-type="string" calcext:value-type="string">
            <text:p>G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G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braltar</text:p>
          </table:table-cell>
          <table:table-cell table:style-name="ce2" office:value-type="string" calcext:value-type="string">
            <text:p>G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G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G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nada</text:p>
          </table:table-cell>
          <table:table-cell table:style-name="ce2" office:value-type="string" calcext:value-type="string">
            <text:p>G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adeloupe</text:p>
          </table:table-cell>
          <table:table-cell table:style-name="ce2" office:value-type="string" calcext:value-type="string">
            <text:p>G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am</text:p>
          </table:table-cell>
          <table:table-cell table:style-name="ce2" office:value-type="string" calcext:value-type="string">
            <text:p>G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G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ernsey</text:p>
          </table:table-cell>
          <table:table-cell table:style-name="ce2" office:value-type="string" calcext:value-type="string">
            <text:p>G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inea</text:p>
          </table:table-cell>
          <table:table-cell table:style-name="ce2" office:value-type="string" calcext:value-type="string">
            <text:p>G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 table:style-name="ce2" office:value-type="string" calcext:value-type="string">
            <text:p>G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yana</text:p>
          </table:table-cell>
          <table:table-cell table:style-name="ce2" office:value-type="string" calcext:value-type="string">
            <text:p>G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iti</text:p>
          </table:table-cell>
          <table:table-cell table:style-name="ce2" office:value-type="string" calcext:value-type="string">
            <text:p>H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ard Island and McDonald Islands</text:p>
          </table:table-cell>
          <table:table-cell table:style-name="ce2" office:value-type="string" calcext:value-type="string">
            <text:p>H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ly See (Vatican City State)</text:p>
          </table:table-cell>
          <table:table-cell table:style-name="ce2" office:value-type="string" calcext:value-type="string">
            <text:p>V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H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H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H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an, Islamic Republic of</text:p>
          </table:table-cell>
          <table:table-cell table:style-name="ce2" office:value-type="string" calcext:value-type="string">
            <text:p>I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I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I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le of Man</text:p>
          </table:table-cell>
          <table:table-cell table:style-name="ce2" office:value-type="string" calcext:value-type="string">
            <text:p>I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I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J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J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rsey</text:p>
          </table:table-cell>
          <table:table-cell table:style-name="ce2" office:value-type="string" calcext:value-type="string">
            <text:p>J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J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2" office:value-type="string" calcext:value-type="string">
            <text:p>K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K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ribati</text:p>
          </table:table-cell>
          <table:table-cell table:style-name="ce2" office:value-type="string" calcext:value-type="string">
            <text:p>K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ea, Democratic People's Republic of</text:p>
          </table:table-cell>
          <table:table-cell table:style-name="ce2" office:value-type="string" calcext:value-type="string">
            <text:p>K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ea, Republic of</text:p>
          </table:table-cell>
          <table:table-cell table:style-name="ce2" office:value-type="string" calcext:value-type="string">
            <text:p>K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uwait</text:p>
          </table:table-cell>
          <table:table-cell table:style-name="ce2" office:value-type="string" calcext:value-type="string">
            <text:p>K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yrgyzstan</text:p>
          </table:table-cell>
          <table:table-cell table:style-name="ce2" office:value-type="string" calcext:value-type="string">
            <text:p>K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o People's Democratic Republic</text:p>
          </table:table-cell>
          <table:table-cell table:style-name="ce2" office:value-type="string" calcext:value-type="string">
            <text:p>L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L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banon</text:p>
          </table:table-cell>
          <table:table-cell table:style-name="ce2" office:value-type="string" calcext:value-type="string">
            <text:p>L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 table:style-name="ce2" office:value-type="string" calcext:value-type="string">
            <text:p>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2" office:value-type="string" calcext:value-type="string">
            <text:p>L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bya</text:p>
          </table:table-cell>
          <table:table-cell table:style-name="ce2" office:value-type="string" calcext:value-type="string">
            <text:p>L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echtenstein</text:p>
          </table:table-cell>
          <table:table-cell table:style-name="ce2" office:value-type="string" calcext:value-type="string">
            <text:p>L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L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L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cao</text:p>
          </table:table-cell>
          <table:table-cell table:style-name="ce2" office:value-type="string" calcext:value-type="string">
            <text:p>M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cedonia, the Former Yugoslav Republic of</text:p>
          </table:table-cell>
          <table:table-cell table:style-name="ce2" office:value-type="string" calcext:value-type="string">
            <text:p>M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 table:style-name="ce2" office:value-type="string" calcext:value-type="string">
            <text:p>M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M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M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 table:style-name="ce2" office:value-type="string" calcext:value-type="string">
            <text:p>M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i</text:p>
          </table:table-cell>
          <table:table-cell table:style-name="ce2" office:value-type="string" calcext:value-type="string">
            <text:p>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M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shall Islands</text:p>
          </table:table-cell>
          <table:table-cell table:style-name="ce2" office:value-type="string" calcext:value-type="string">
            <text:p>M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tinique</text:p>
          </table:table-cell>
          <table:table-cell table:style-name="ce2" office:value-type="string" calcext:value-type="string">
            <text:p>M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 table:style-name="ce2" office:value-type="string" calcext:value-type="string">
            <text:p>M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2"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yotte</text:p>
          </table:table-cell>
          <table:table-cell table:style-name="ce2" office:value-type="string" calcext:value-type="string">
            <text:p>Y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M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ronesia, Federated States of</text:p>
          </table:table-cell>
          <table:table-cell table:style-name="ce2" office:value-type="string" calcext:value-type="string">
            <text:p>F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ldova, Republic of</text:p>
          </table:table-cell>
          <table:table-cell table:style-name="ce2" office:value-type="string" calcext:value-type="string">
            <text:p>M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aco</text:p>
          </table:table-cell>
          <table:table-cell table:style-name="ce2" office:value-type="string" calcext:value-type="string">
            <text:p>M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golia</text:p>
          </table:table-cell>
          <table:table-cell table:style-name="ce2" office:value-type="string" calcext:value-type="string">
            <text:p>M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tenegro</text:p>
          </table:table-cell>
          <table:table-cell table:style-name="ce2" office:value-type="string" calcext:value-type="string">
            <text:p>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tserrat</text:p>
          </table:table-cell>
          <table:table-cell table:style-name="ce2" office:value-type="string" calcext:value-type="string">
            <text:p>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2" office:value-type="string" calcext:value-type="string">
            <text:p>M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2" office:value-type="string" calcext:value-type="string">
            <text:p>M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 table:style-name="ce2" office:value-type="string" calcext:value-type="string">
            <text:p>M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uru</text:p>
          </table:table-cell>
          <table:table-cell table:style-name="ce2" office:value-type="string" calcext:value-type="string">
            <text:p>N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pal</text:p>
          </table:table-cell>
          <table:table-cell table:style-name="ce2" office:value-type="string" calcext:value-type="string">
            <text:p>N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N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w Caledonia</text:p>
          </table:table-cell>
          <table:table-cell table:style-name="ce2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N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aragua</text:p>
          </table:table-cell>
          <table:table-cell table:style-name="ce2" office:value-type="string" calcext:value-type="string">
            <text:p>N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ger</text:p>
          </table:table-cell>
          <table:table-cell table:style-name="ce2" office:value-type="string" calcext:value-type="string">
            <text:p>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ue</text:p>
          </table:table-cell>
          <table:table-cell table:style-name="ce2"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folk Island</text:p>
          </table:table-cell>
          <table:table-cell table:style-name="ce2" office:value-type="string" calcext:value-type="string">
            <text:p>N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thern Mariana Islands</text:p>
          </table:table-cell>
          <table:table-cell table:style-name="ce2" office:value-type="string" calcext:value-type="string">
            <text:p>M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2" office:value-type="string" calcext:value-type="string">
            <text:p>O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P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lau</text:p>
          </table:table-cell>
          <table:table-cell table:style-name="ce2" office:value-type="string" calcext:value-type="string">
            <text:p>P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lestine, State of</text:p>
          </table:table-cell>
          <table:table-cell table:style-name="ce2" office:value-type="string" calcext:value-type="string">
            <text:p>P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P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P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2" office:value-type="string" calcext:value-type="string">
            <text:p>P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P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itcairn</text:p>
          </table:table-cell>
          <table:table-cell table:style-name="ce2" office:value-type="string" calcext:value-type="string">
            <text:p>P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P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P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erto Rico</text:p>
          </table:table-cell>
          <table:table-cell table:style-name="ce2" office:value-type="string" calcext:value-type="string">
            <text:p>P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atar</text:p>
          </table:table-cell>
          <table:table-cell table:style-name="ce2" office:value-type="string" calcext:value-type="string">
            <text:p>Q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Ã©union</text:p>
          </table:table-cell>
          <table:table-cell table:style-name="ce2" office:value-type="string" calcext:value-type="string">
            <text:p>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R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2" office:value-type="string" calcext:value-type="string">
            <text:p>R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wanda</text:p>
          </table:table-cell>
          <table:table-cell table:style-name="ce2" office:value-type="string" calcext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BarthÃ©lemy</text:p>
          </table:table-cell>
          <table:table-cell table:style-name="ce2" office:value-type="string" calcext:value-type="string">
            <text:p>B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Helena, Ascension and Tristan da Cunha</text:p>
          </table:table-cell>
          <table:table-cell table:style-name="ce2" office:value-type="string" calcext:value-type="string">
            <text:p>S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 table:style-name="ce2" office:value-type="string" calcext:value-type="string">
            <text:p>K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Lucia</text:p>
          </table:table-cell>
          <table:table-cell table:style-name="ce2" office:value-type="string" calcext:value-type="string">
            <text:p>L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Martin (French part)</text:p>
          </table:table-cell>
          <table:table-cell table:style-name="ce2" office:value-type="string" calcext:value-type="string">
            <text:p>M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Pierre and Miquelon</text:p>
          </table:table-cell>
          <table:table-cell table:style-name="ce2" office:value-type="string" calcext:value-type="string">
            <text:p>P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nt Vincent and the Grenadines</text:p>
          </table:table-cell>
          <table:table-cell table:style-name="ce2" office:value-type="string" calcext:value-type="string">
            <text:p>V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oa</text:p>
          </table:table-cell>
          <table:table-cell table:style-name="ce2" office:value-type="string" calcext:value-type="string">
            <text:p>W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n Marino</text:p>
          </table:table-cell>
          <table:table-cell table:style-name="ce2" office:value-type="string" calcext:value-type="string">
            <text:p>S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 table:style-name="ce2" office:value-type="string" calcext:value-type="string">
            <text:p>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S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S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ychelles</text:p>
          </table:table-cell>
          <table:table-cell table:style-name="ce2" office:value-type="string" calcext:value-type="string">
            <text:p>S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S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S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nt Maarten (Dutch part)</text:p>
          </table:table-cell>
          <table:table-cell table:style-name="ce2" office:value-type="string" calcext:value-type="string">
            <text:p>SX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S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lomon Islands</text:p>
          </table:table-cell>
          <table:table-cell table:style-name="ce2" office:value-type="string" calcext:value-type="string">
            <text:p>S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malia</text:p>
          </table:table-cell>
          <table:table-cell table:style-name="ce2" office:value-type="string" calcext:value-type="string">
            <text:p>S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Z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uth Georgia and the South Sandwich Islands</text:p>
          </table:table-cell>
          <table:table-cell table:style-name="ce2" office:value-type="string" calcext:value-type="string">
            <text:p>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table:style-name="ce2" office:value-type="string" calcext:value-type="string">
            <text:p>S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L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an</text:p>
          </table:table-cell>
          <table:table-cell table:style-name="ce2" office:value-type="string" calcext:value-type="string">
            <text:p>S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riname</text:p>
          </table:table-cell>
          <table:table-cell table:style-name="ce2" office:value-type="string" calcext:value-type="string">
            <text:p>S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valbard and Jan Mayen</text:p>
          </table:table-cell>
          <table:table-cell table:style-name="ce2" office:value-type="string" calcext:value-type="string">
            <text:p>SJ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aziland</text:p>
          </table:table-cell>
          <table:table-cell table:style-name="ce2" office:value-type="string" calcext:value-type="string">
            <text:p>S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C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 table:style-name="ce2" office:value-type="string" calcext:value-type="string">
            <text:p>S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iwan, Province of China</text:p>
          </table:table-cell>
          <table:table-cell table:style-name="ce2" office:value-type="string" calcext:value-type="string">
            <text:p>T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 table:style-name="ce2" office:value-type="string" calcext:value-type="string">
            <text:p>TJ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nzania, United Republic of</text:p>
          </table:table-cell>
          <table:table-cell table:style-name="ce2" office:value-type="string" calcext:value-type="string">
            <text:p>T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or-Leste</text:p>
          </table:table-cell>
          <table:table-cell table:style-name="ce2" office:value-type="string" calcext:value-type="string">
            <text:p>T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T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kelau</text:p>
          </table:table-cell>
          <table:table-cell table:style-name="ce2" office:value-type="string" calcext:value-type="string">
            <text:p>T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nga</text:p>
          </table:table-cell>
          <table:table-cell table:style-name="ce2" office:value-type="string" calcext:value-type="string">
            <text:p>T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 table:style-name="ce2" office:value-type="string" calcext:value-type="string">
            <text:p>T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nisia</text:p>
          </table:table-cell>
          <table:table-cell table:style-name="ce2" office:value-type="string" calcext:value-type="string">
            <text:p>T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T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 table:style-name="ce2" office:value-type="string" calcext:value-type="string">
            <text:p>T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rks and Caicos Islands</text:p>
          </table:table-cell>
          <table:table-cell table:style-name="ce2" office:value-type="string" calcext:value-type="string">
            <text:p>TC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valu</text:p>
          </table:table-cell>
          <table:table-cell table:style-name="ce2" office:value-type="string" calcext:value-type="string">
            <text:p>T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U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U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2" office:value-type="string" calcext:value-type="string">
            <text:p>A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G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U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ted States Minor Outlying Islands</text:p>
          </table:table-cell>
          <table:table-cell table:style-name="ce2" office:value-type="string" calcext:value-type="string">
            <text:p>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U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 table:style-name="ce2" office:value-type="string" calcext:value-type="string">
            <text:p>U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nuatu</text:p>
          </table:table-cell>
          <table:table-cell table:style-name="ce2" office:value-type="string" calcext:value-type="string">
            <text:p>V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enezuela, Bolivarian Republic of</text:p>
          </table:table-cell>
          <table:table-cell table:style-name="ce2" office:value-type="string" calcext:value-type="string">
            <text:p>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et Nam</text:p>
          </table:table-cell>
          <table:table-cell table:style-name="ce2" office:value-type="string" calcext:value-type="string">
            <text:p>V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rgin Islands, British</text:p>
          </table:table-cell>
          <table:table-cell table:style-name="ce2" office:value-type="string" calcext:value-type="string">
            <text:p>V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rgin Islands, U.S.</text:p>
          </table:table-cell>
          <table:table-cell table:style-name="ce2" office:value-type="string" calcext:value-type="string">
            <text:p>V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lis and Futuna</text:p>
          </table:table-cell>
          <table:table-cell table:style-name="ce2" office:value-type="string" calcext:value-type="string">
            <text:p>W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estern Sahara</text:p>
          </table:table-cell>
          <table:table-cell table:style-name="ce2" office:value-type="string" calcext:value-type="string">
            <text:p>E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emen</text:p>
          </table:table-cell>
          <table:table-cell table:style-name="ce2" office:value-type="string" calcext:value-type="string">
            <text:p>Y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mbia</text:p>
          </table:table-cell>
          <table:table-cell table:style-name="ce2" office:value-type="string" calcext:value-type="string">
            <text:p>Z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ZW</text:p>
          </table:table-cell>
          <table:table-cell table:number-columns-repeated="1022"/>
        </table:table-row>
        <table:table-row table:style-name="ro2" table:number-rows-repeated="750">
          <table:table-cell table:style-name="ce3" table:number-columns-repeated="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ISO" table:base-cell-address="$'3.3'.$A$1" table:cell-range-address="$'ISO Welt'.$A$1:.$B$250"/>
        </table:named-expressions>
      </table:table>
      <table:table table:name="ISO EU" table:style-name="ta13">
        <table:table-column table:style-name="co4" table:number-columns-repeated="26" table:default-cell-style-name="Default"/>
        <table:table-column table:style-name="co3" table:number-columns-repeated="998" table:default-cell-style-name="Default"/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A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B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B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H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C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CZ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D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EE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U/ EEA</text:p>
          </table:table-cell>
          <table:table-cell table:style-name="ce4" office:value-type="string" calcext:value-type="string">
            <text:p>E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G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H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I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I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LV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L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L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M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N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P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P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R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S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GB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.3" style:display-name="PageStyle_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4" style:display-name="PageStyle_3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1" style:display-name="PageStyle_3.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3" style:display-name="PageStyle_3.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8" style:display-name="PageStyle_3.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1" style:display-name="PageStyle_3.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ex_20_2_20_HAI_20_prevalence" style:display-name="PageStyle_Annex 2 HAI preval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cohol_20_rub" style:display-name="PageStyle_Alcohol ru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rooms" style:display-name="PageStyle_Single roo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_20_nurse" style:display-name="PageStyle_Control  nu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doctor" style:display-name="PageStyle_Control doc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O_20_Welt" style:display-name="PageStyle_ISO We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O_20_EU" style:display-name="PageStyle_ISO E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1875" meta:object-count="0"/>
    <meta:generator>LibreOfficeDev/5.1.0.3$Linux_X86_64 LibreOffice_project/</meta:generator>
  </office:meta>
</office:document-meta>
</file>